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fo:background-color="transparent" fo:wrap-option="wrap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784cm" style:use-optimal-column-width="false" loext:column-width-sym="19.7109" fo:break-before="auto"/>
    </style:style>
    <style:style style:family="table-row" style:name="ro2">
      <style:table-row-properties style:row-height="28.5pt" style:use-optimal-row-height="true" fo:break-before="auto"/>
    </style:style>
    <style:style style:family="table-row" style:name="ro3">
      <style:table-row-properties style:row-height="57pt" style:use-optimal-row-height="true" fo:break-before="auto"/>
    </style:style>
    <style:style style:family="table-row" style:name="ro4">
      <style:table-row-properties style:row-height="42.75pt" style:use-optimal-row-height="true" fo:break-before="auto"/>
    </style:style>
    <style:style style:family="table-row" style:name="ro5">
      <style:table-row-properties style:row-height="185.2pt" style:use-optimal-row-height="true" fo:break-before="auto"/>
    </style:style>
    <style:style style:family="table-row" style:name="ro6">
      <style:table-row-properties style:row-height="42.75pt" style:use-optimal-row-height="true" fo:break-before="auto"/>
    </style:style>
    <style:style style:family="table-row" style:name="ro7">
      <style:table-row-properties style:row-height="185.2pt" style:use-optimal-row-height="true" fo:break-before="auto"/>
    </style:style>
    <style:style style:family="table-row" style:name="ro8">
      <style:table-row-properties style:row-height="71.25pt" style:use-optimal-row-height="true" fo:break-before="auto"/>
    </style:style>
    <style:style style:family="table-row" style:name="ro9">
      <style:table-row-properties style:row-height="28.5pt" style:use-optimal-row-height="true" fo:break-before="auto"/>
    </style:style>
    <style:style style:family="table-row" style:name="ro10">
      <style:table-row-properties style:row-height="71.25pt" style:use-optimal-row-height="true" fo:break-before="auto"/>
    </style:style>
    <style:style style:family="table-row" style:name="ro11">
      <style:table-row-properties style:row-height="28.5pt" style:use-optimal-row-height="true" fo:break-before="auto"/>
    </style:style>
    <style:style style:family="table-row" style:name="ro12">
      <style:table-row-properties style:row-height="57pt" style:use-optimal-row-height="true" fo:break-before="auto"/>
    </style:style>
    <style:style style:family="table-row" style:name="ro13">
      <style:table-row-properties style:row-height="71.25pt" style:use-optimal-row-height="true" fo:break-before="auto"/>
    </style:style>
    <style:style style:family="table-row" style:name="ro14">
      <style:table-row-properties style:row-height="28.5pt" style:use-optimal-row-height="true" fo:break-before="auto"/>
    </style:style>
    <style:style style:family="table-row" style:name="ro15">
      <style:table-row-properties style:row-height="71.25pt" style:use-optimal-row-height="true" fo:break-before="auto"/>
    </style:style>
    <style:style style:family="table-row" style:name="ro16">
      <style:table-row-properties style:row-height="85.5pt" style:use-optimal-row-height="true" fo:break-before="auto"/>
    </style:style>
    <style:style style:family="table-row" style:name="ro17">
      <style:table-row-properties style:row-height="71.25pt" style:use-optimal-row-height="true" fo:break-before="auto"/>
    </style:style>
    <style:style style:family="table-row" style:name="ro18">
      <style:table-row-properties style:row-height="114pt" style:use-optimal-row-height="true" fo:break-before="auto"/>
    </style:style>
    <style:style style:family="table-row" style:name="ro19">
      <style:table-row-properties style:row-height="42.75pt" style:use-optimal-row-height="true" fo:break-before="auto"/>
    </style:style>
    <style:style style:family="table-row" style:name="ro20">
      <style:table-row-properties style:row-height="42.75pt" style:use-optimal-row-height="true" fo:break-before="auto"/>
    </style:style>
    <style:style style:family="table-row" style:name="ro21">
      <style:table-row-properties style:row-height="57pt" style:use-optimal-row-height="true" fo:break-before="auto"/>
    </style:style>
    <style:style style:family="table-row" style:name="ro22">
      <style:table-row-properties style:row-height="57pt" style:use-optimal-row-height="true" fo:break-before="auto"/>
    </style:style>
    <style:style style:family="table-row" style:name="ro23">
      <style:table-row-properties style:row-height="85.5pt" style:use-optimal-row-height="true" fo:break-before="auto"/>
    </style:style>
    <style:style style:family="table-row" style:name="ro24">
      <style:table-row-properties style:row-height="99.75pt" style:use-optimal-row-height="true" fo:break-before="auto"/>
    </style:style>
    <style:style style:family="table-row" style:name="ro25">
      <style:table-row-properties style:row-height="28.5pt" style:use-optimal-row-height="true" fo:break-before="auto"/>
    </style:style>
    <style:style style:family="table-row" style:name="ro26">
      <style:table-row-properties style:row-height="57pt" style:use-optimal-row-height="true" fo:break-before="auto"/>
    </style:style>
    <style:style style:family="table-row" style:name="ro27">
      <style:table-row-properties style:row-height="71.25pt" style:use-optimal-row-height="true" fo:break-before="auto"/>
    </style:style>
    <style:style style:family="table-row" style:name="ro28">
      <style:table-row-properties style:row-height="99.75pt" style:use-optimal-row-height="true" fo:break-before="auto"/>
    </style:style>
    <style:style style:family="table-row" style:name="ro29">
      <style:table-row-properties style:row-height="57pt" style:use-optimal-row-height="true" fo:break-before="auto"/>
    </style:style>
    <style:style style:family="table-row" style:name="ro30">
      <style:table-row-properties style:row-height="42.75pt" style:use-optimal-row-height="true" fo:break-before="auto"/>
    </style:style>
    <style:style style:family="table-row" style:name="ro31">
      <style:table-row-properties style:row-height="142.5pt" style:use-optimal-row-height="true" fo:break-before="auto"/>
    </style:style>
    <style:style style:family="table-row" style:name="ro32">
      <style:table-row-properties style:row-height="57pt" style:use-optimal-row-height="true" fo:break-before="auto"/>
    </style:style>
    <style:style style:family="table-row" style:name="ro33">
      <style:table-row-properties style:row-height="99.75pt" style:use-optimal-row-height="true" fo:break-before="auto"/>
    </style:style>
    <style:style style:family="table-row" style:name="ro34">
      <style:table-row-properties style:row-height="142.5pt" style:use-optimal-row-height="true" fo:break-before="auto"/>
    </style:style>
    <style:style style:family="table-row" style:name="ro35">
      <style:table-row-properties style:row-height="71.25pt" style:use-optimal-row-height="true" fo:break-before="auto"/>
    </style:style>
    <style:style style:family="table-row" style:name="ro36">
      <style:table-row-properties style:row-height="42.75pt" style:use-optimal-row-height="true" fo:break-before="auto"/>
    </style:style>
    <style:style style:family="table-row" style:name="ro37">
      <style:table-row-properties style:row-height="57pt" style:use-optimal-row-height="true" fo:break-before="auto"/>
    </style:style>
    <style:style style:family="table-row" style:name="ro38">
      <style:table-row-properties style:row-height="28.5pt" style:use-optimal-row-height="true" fo:break-before="auto"/>
    </style:style>
    <style:style style:family="table-row" style:name="ro39">
      <style:table-row-properties style:row-height="28.5pt" style:use-optimal-row-height="true" fo:break-before="auto"/>
    </style:style>
    <style:style style:family="table-row" style:name="ro40">
      <style:table-row-properties style:row-height="99.75pt" style:use-optimal-row-height="true" fo:break-before="auto"/>
    </style:style>
    <style:style style:family="table-row" style:name="ro41">
      <style:table-row-properties style:row-height="42.75pt" style:use-optimal-row-height="true" fo:break-before="auto"/>
    </style:style>
    <style:style style:family="table-row" style:name="ro42">
      <style:table-row-properties style:row-height="57pt" style:use-optimal-row-height="true" fo:break-before="auto"/>
    </style:style>
    <style:style style:family="table-row" style:name="ro43">
      <style:table-row-properties style:row-height="57pt" style:use-optimal-row-height="true" fo:break-before="auto"/>
    </style:style>
    <style:style style:family="table-row" style:name="ro44">
      <style:table-row-properties style:row-height="99.75pt" style:use-optimal-row-height="true" fo:break-before="auto"/>
    </style:style>
    <style:style style:family="table-row" style:name="ro45">
      <style:table-row-properties style:row-height="42.75pt" style:use-optimal-row-height="true" fo:break-before="auto"/>
    </style:style>
    <style:style style:family="table-row" style:name="ro46">
      <style:table-row-properties style:row-height="57pt" style:use-optimal-row-height="true" fo:break-before="auto"/>
    </style:style>
    <style:style style:family="table-row" style:name="ro47">
      <style:table-row-properties style:row-height="57pt" style:use-optimal-row-height="true" fo:break-before="auto"/>
    </style:style>
    <style:style style:family="table-row" style:name="ro48">
      <style:table-row-properties style:row-height="71.25pt" style:use-optimal-row-height="true" fo:break-before="auto"/>
    </style:style>
    <style:style style:family="table-row" style:name="ro49">
      <style:table-row-properties style:row-height="114pt" style:use-optimal-row-height="true" fo:break-before="auto"/>
    </style:style>
    <style:style style:family="table-row" style:name="ro50">
      <style:table-row-properties style:row-height="99.75pt" style:use-optimal-row-height="true" fo:break-before="auto"/>
    </style:style>
    <style:style style:family="table-row" style:name="ro51">
      <style:table-row-properties style:row-height="228pt" style:use-optimal-row-height="true" fo:break-before="auto"/>
    </style:style>
    <style:style style:family="table-row" style:name="ro52">
      <style:table-row-properties style:row-height="57pt" style:use-optimal-row-height="true" fo:break-before="auto"/>
    </style:style>
    <style:style style:family="table-row" style:name="ro53">
      <style:table-row-properties style:row-height="128.2pt" style:use-optimal-row-height="true" fo:break-before="auto"/>
    </style:style>
    <style:style style:family="table-row" style:name="ro54">
      <style:table-row-properties style:row-height="128.2pt" style:use-optimal-row-height="true" fo:break-before="auto"/>
    </style:style>
    <style:style style:family="table-row" style:name="ro55">
      <style:table-row-properties style:row-height="71.25pt" style:use-optimal-row-height="true" fo:break-before="auto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number-columns-repeated="6" table:style-name="co2" table:default-cell-style-name="ce4"/>
        <table:table-column table:number-columns-repeated="1017" table:style-name="co1" table:default-cell-style-name="Normal"/>
        <table:table-row table:style-name="ro2">
          <table:table-cell/>
          <table:table-cell office:value-type="string">
            <text:p>Rome_W_3_3_23.txt</text:p>
          </table:table-cell>
          <table:table-cell office:value-type="string">
            <text:p>cat_3_3_22.txt</text:p>
          </table:table-cell>
          <table:table-cell office:value-type="string">
            <text:p>gauchy_3_3_22.txt</text:p>
          </table:table-cell>
          <table:table-cell office:value-type="string">
            <text:p>Sev_Z_3_3_23.txt</text:p>
          </table:table-cell>
          <table:table-cell office:value-type="string">
            <text:p>trevisa_3_3_23_orig.txt</text:p>
          </table:table-cell>
          <table:table-cell table:style-name="ce4" office:value-type="string">
            <text:p>Val_S_3_3_23.txt</text:p>
          </table:table-cell>
          <table:table-cell table:number-columns-repeated="1024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Qualiter construenda est nauis</text:p>
          </table:table-cell>
          <table:table-cell office:value-type="string">
            <text:p>Capítol xxiii|En qual manera la nau deu ésser feta o edifficada</text:p>
          </table:table-cell>
          <table:table-cell office:value-type="string">
            <text:p>Icy declaire|quant on doit faire les gallees de mer</text:p>
          </table:table-cell>
          <table:table-cell office:value-type="string">
            <text:p>Capitulo|xxiij|en que demuestra|en qual manera se deue fazer la naue</text:p>
          </table:table-cell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t qualiter committendum nauale bellum</text:p>
          </table:table-cell>
          <table:table-cell office:value-type="string">
            <text:p>e en qual manera batayla naval o de mar deu ésser feta</text:p>
          </table:table-cell>
          <table:table-cell office:value-type="string">
            <text:p>comment on se doit combatre sur mer</text:p>
          </table:table-cell>
          <table:table-cell office:value-type="string">
            <text:p>e en qual manera se deue acometer la batalla della</text:p>
          </table:table-cell>
          <table:table-cell table:number-columns-repeated="1024"/>
        </table:table-row>
        <table:table-row table:style-name="ro5">
          <table:table-cell office:value-type="string">
            <text:p>2|3|4|5</text:p>
          </table:table-cell>
          <table:table-cell office:value-type="string">
            <text:p>et ad quae bella singula ordinantur|Cap|XXIII|In hoc ultimo capitulo tractare volumus aliqua de nauali bello</text:p>
          </table:table-cell>
          <table:table-cell office:value-type="string">
            <text:p>e a què són ordonades quescunes batayles En aquest darrer capítol|nós volem recomptar algunes coses de la batayla naval</text:p>
          </table:table-cell>
          <table:table-cell office:value-type="string">
            <text:p>et a queles choses toutes batailles doivent estre ordonnees en tempz|et en lieu|Darrain|et XXIIe chapitre|En ce darrain chapitre de toute ceste euvre nous dirons en brief aucunes choses ou enseignemens des battailles</text:p>
          </table:table-cell>
          <table:table-cell office:value-type="string">
            <text:p>e aque soñ ordenadas todas las batallas EN este capitulo muestra|en qual manera se deue fazer la naue|e en qual manera se deue acometer la batalla della|e a|que son ordenadas todas las batallas|Ca muchas de las cosas sobredichas valen</text:p>
          </table:table-cell>
          <table:table-cell office:value-type="string">
            <text:p>Chapter XXIII In þis laste chapitre we wol trete som what of bataille of schippes</text:p>
          </table:table-cell>
          <table:table-cell table:style-name="ce4" office:value-type="string">
            <text:p>En este postrimero capitulo queremos tractar algunas cosas de la batalla de las naues</text:p>
          </table:table-cell>
          <table:table-cell table:number-columns-repeated="1024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non tamen oportet circa hoc tantum insistere</text:p>
          </table:table-cell>
          <table:table-cell office:value-type="string">
            <text:p>emperò no cal estar tant envers açò</text:p>
          </table:table-cell>
          <table:table-cell office:value-type="string">
            <text:p>qu' on fait sur eaue|car moult des choses</text:p>
          </table:table-cell>
          <table:table-cell office:value-type="string">
            <text:p>para saber|en</text:p>
          </table:table-cell>
          <table:table-cell office:value-type="string">
            <text:p>but it nedeþ not to abyde longe þere aboute</text:p>
          </table:table-cell>
          <table:table-cell table:style-name="ce4" office:value-type="string">
            <text:p>·enpero non conuiene de nos de tener çerca esto tanto</text:p>
          </table:table-cell>
          <table:table-cell table:number-columns-repeated="1024"/>
        </table:table-row>
        <table:table-row table:style-name="ro7">
          <table:table-cell office:value-type="string">
            <text:p>7|8|9|10|11|12</text:p>
          </table:table-cell>
          <table:table-cell office:value-type="string">
            <text:p>quia multa quae dicta sunt in aliis generibus bellorum|applicari poterunt ad naualem pugnam|Circa hoc autem pugnandi genus|primo videndum est|qualiter fabricanda fit nauis|nam nauis male fabricata</text:p>
          </table:table-cell>
          <table:table-cell office:value-type="string">
            <text:p>per tal com moltes coses qui són dites en les altres maneres de batayles poran ésser aplicades a la batayla naval envers aquesta manera de bataylar|Primerament deu ésser vist en qual manera la nau degya ésser feta|quar la nau edifficada o feta malament perex</text:p>
          </table:table-cell>
          <table:table-cell office:value-type="string">
            <text:p>que nous avons dit cy dessus des autres batailles y sont pourfitables|Et pour ce|qu' on ne se peult pas bien combatre sur eaue|quant les vaisseaulz sont mauvaisement fais</text:p>
          </table:table-cell>
          <table:table-cell office:value-type="string">
            <text:p>como se ha de fazer la batalla de la mar|E por ende no conuiene de mucho prolongar en fablando desta batalla|Mas solamente nos conuiene de saber tres cosas|La primera es|en|como se ha de fazer la naue|para ser buena</text:p>
          </table:table-cell>
          <table:table-cell office:value-type="string">
            <text:p>for manye kynges þat ben iseid of oþere manere batailles mowe helpe in batailles in schippes|And touchynge þat manere of figtynge|first it is to wetynge how a schip scholde be maad|For gif a schip is euel imaad</text:p>
          </table:table-cell>
          <table:table-cell table:style-name="ce4" office:value-type="string">
            <text:p>por que muchas cosas|que dichas son en las otras maneras de las batallas se podran traer|e ayuntar a esta lid de las naues|· Mas çerca esta manera de lidiar primeramente es de veer en qual manera es de fazer la naue|ca la naue mal fecha</text:p>
          </table:table-cell>
          <table:table-cell table:number-columns-repeated="1024"/>
        </table:table-row>
        <table:table-row table:style-name="ro8">
          <table:table-cell office:value-type="string">
            <text:p>13|14</text:p>
          </table:table-cell>
          <table:table-cell office:value-type="string">
            <text:p>ex modica impugnatione hostium de facili perit|Sciendum ergo</text:p>
          </table:table-cell>
          <table:table-cell office:value-type="string">
            <text:p>per poca batayla de enamichs|Donques deu hom saber</text:p>
          </table:table-cell>
          <table:table-cell office:value-type="string">
            <text:p>nous dirons premierement comment on doit faire les nefz</text:p>
          </table:table-cell>
          <table:table-cell office:value-type="string">
            <text:p>e rezia|para la batalla|Do conuiene de saber dos cosas</text:p>
          </table:table-cell>
          <table:table-cell office:value-type="string">
            <text:p>it is sone ilost by a litel asaillyng of enemyes|Panne as Vigesius seith</text:p>
          </table:table-cell>
          <table:table-cell table:style-name="ce4" office:value-type="string">
            <text:p>por pequena batalla de los enemigos de ligero peresçe|· Et|pues que assi es conuiene de saber</text:p>
          </table:table-cell>
          <table:table-cell table:number-columns-repeated="1024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quod secundum Vegetium</text:p>
          </table:table-cell>
          <table:table-cell office:value-type="string">
            <text:p>segons|que diu Vegeti</text:p>
          </table:table-cell>
          <table:table-cell office:value-type="string">
            <text:p>et gallees</text:p>
          </table:table-cell>
          <table:table-cell office:value-type="string">
            <text:p>segund|que dize Vegecio</text:p>
          </table:table-cell>
          <table:table-cell office:value-type="string">
            <text:p>it is to wetyng þat treen</text:p>
          </table:table-cell>
          <table:table-cell table:style-name="ce4" office:value-type="string">
            <text:p>que segunt|que dize vegeçio</text:p>
          </table:table-cell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La primera es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</text:p>
          </table:table-cell>
          <table:table-cell table:number-columns-repeated="1024"/>
        </table:table-row>
        <table:table-row table:style-name="ro10">
          <table:table-cell office:value-type="string">
            <text:p>16|17</text:p>
          </table:table-cell>
          <table:table-cell office:value-type="string">
            <text:p>ligna ex quibus construenda est nauis|non sunt de quolibet tempore incidenda</text:p>
          </table:table-cell>
          <table:table-cell office:value-type="string">
            <text:p>·ls fusts dels quals és feta la nau no deuen ésser taylats en quescun temps</text:p>
          </table:table-cell>
          <table:table-cell office:value-type="string">
            <text:p>Vegece en l' «Art de chevalerie dist</text:p>
          </table:table-cell>
          <table:table-cell office:value-type="string">
            <text:p>que la madera donde se ha de fazer la naue no se deue cortar en todo tienpo</text:p>
          </table:table-cell>
          <table:table-cell office:value-type="string">
            <text:p>and tymber of þe whiche a schip scholde be maad scholde not be ifeld in eche tyme of þe gere</text:p>
          </table:table-cell>
          <table:table-cell table:style-name="ce4" office:value-type="string">
            <text:p>que los maderos|que se deue fazer la naue non son de taiar en qual|si quier tienpo</text:p>
          </table:table-cell>
          <table:table-cell table:number-columns-repeated="1024"/>
        </table:table-row>
        <table:table-row table:style-name="ro11">
          <table:table-cell office:value-type="float" office:value="18">
            <text:p>18</text:p>
          </table:table-cell>
          <table:table-cell office:value-type="string">
            <text:p>Nam tempore Martii et Aprilis</text:p>
          </table:table-cell>
          <table:table-cell office:value-type="string">
            <text:p>quar en temps de març|e d' april</text:p>
          </table:table-cell>
          <table:table-cell office:value-type="string">
            <text:p>que en march|et en apvril</text:p>
          </table:table-cell>
          <table:table-cell office:value-type="string">
            <text:p>Ca en el março|ni en el abril</text:p>
          </table:table-cell>
          <table:table-cell office:value-type="string">
            <text:p>For in March</text:p>
          </table:table-cell>
          <table:table-cell table:style-name="ce4" office:value-type="string">
            <text:p>·ca en el tienpo del março|e del abril</text:p>
          </table:table-cell>
          <table:table-cell table:number-columns-repeated="1024"/>
        </table:table-row>
        <table:table-row table:style-name="ro12">
          <table:table-cell office:value-type="float" office:value="19">
            <text:p>19</text:p>
          </table:table-cell>
          <table:table-cell office:value-type="string">
            <text:p>in quo humor incipit in arboribus abundare</text:p>
          </table:table-cell>
          <table:table-cell office:value-type="string">
            <text:p>en lo qual comença habundar la humor en los arbres</text:p>
          </table:table-cell>
          <table:table-cell office:value-type="string">
            <text:p>quant les arbres commencent a avoir habondance de seve ou humeur</text:p>
          </table:table-cell>
          <table:table-cell office:value-type="string">
            <text:p>en que ha grand humor en los arboles</text:p>
          </table:table-cell>
          <table:table-cell office:value-type="string">
            <text:p>and in Auerel whan moche hemour is in treen</text:p>
          </table:table-cell>
          <table:table-cell table:style-name="ce4" office:value-type="string">
            <text:p>en que el humor comiença de abondar</text:p>
          </table:table-cell>
          <table:table-cell table:number-columns-repeated="1024"/>
        </table:table-row>
        <table:table-row table:style-name="ro13">
          <table:table-cell office:value-type="string">
            <text:p>20|21</text:p>
          </table:table-cell>
          <table:table-cell office:value-type="string">
            <text:p>non est bonum incidere arbores|ex quibus fabricanda est nauis</text:p>
          </table:table-cell>
          <table:table-cell office:value-type="string">
            <text:p>no és bo taylar los arbres dels quals deu ésser feta la nau</text:p>
          </table:table-cell>
          <table:table-cell office:value-type="string">
            <text:p>on ne doit pas cueillier ne copper les arbres ou mairiens|de quoy on doit faire les nefz</text:p>
          </table:table-cell>
          <table:table-cell office:value-type="string">
            <text:p>no se deue tajar la madera|para la naue Mas deuese cortar en Julio</text:p>
          </table:table-cell>
          <table:table-cell office:value-type="string">
            <text:p>it is not good to feile treen of þe whiche a schip scholde be maad</text:p>
          </table:table-cell>
          <table:table-cell table:style-name="ce4" office:value-type="string">
            <text:p>e de cresçer en los arboles non es bueno de taiar los arboles de los quales deue ser fecha la naue</text:p>
          </table:table-cell>
          <table:table-cell table:number-columns-repeated="1024"/>
        </table:table-row>
        <table:table-row table:style-name="ro14">
          <table:table-cell table:number-columns-repeated="3"/>
          <table:table-cell office:value-type="string">
            <text:p>ains les doit on cueillier</text:p>
          </table:table-cell>
          <table:table-cell table:number-columns-repeated="1024"/>
        </table:table-row>
        <table:table-row table:style-name="ro15">
          <table:table-cell office:value-type="float" office:value="22">
            <text:p>22</text:p>
          </table:table-cell>
          <table:table-cell office:value-type="string">
            <text:p>Sed tempore Iulii et Augusti vel aliquo alio tempore</text:p>
          </table:table-cell>
          <table:table-cell office:value-type="string">
            <text:p>mas en temps de juliol|e d' agost</text:p>
          </table:table-cell>
          <table:table-cell office:value-type="string">
            <text:p>et taillier en temps d' aoust|et de juynet</text:p>
          </table:table-cell>
          <table:table-cell office:value-type="string">
            <text:p>e en el Agosto|o en aquel tiempo</text:p>
          </table:table-cell>
          <table:table-cell office:value-type="string">
            <text:p>But in Iule|and in Agust oþer in som oþer tyme whanne þe humour in treen is fordryed</text:p>
          </table:table-cell>
          <table:table-cell table:style-name="ce4" office:value-type="string">
            <text:p>· Mas en el tienpo del iullio|e del agosto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o en algun otro tienpo</text:p>
          </table:table-cell>
          <table:table-cell table:number-columns-repeated="1024"/>
        </table:table-row>
        <table:table-row table:style-name="ro16">
          <table:table-cell office:value-type="string">
            <text:p>23|24</text:p>
          </table:table-cell>
          <table:table-cell office:value-type="string">
            <text:p>in quo humor arborum desiccatur|ad huiusmodi fabricam incidenda sunt ligna</text:p>
          </table:table-cell>
          <table:table-cell office:value-type="string">
            <text:p>o encara en algun temps en lo qual la humor dels arbres sia seccada|a aytal obra los fusts deuen ésser taylats</text:p>
          </table:table-cell>
          <table:table-cell office:value-type="string">
            <text:p>quant les humeurs des arbres commenchent a sechier</text:p>
          </table:table-cell>
          <table:table-cell office:value-type="string">
            <text:p>en que menos humidad ha en la madera|e los arboles estan|mas secos</text:p>
          </table:table-cell>
          <table:table-cell office:value-type="string">
            <text:p>it is good to feile treen of þe whiche a schip scholde be maad</text:p>
          </table:table-cell>
          <table:table-cell table:style-name="ce4" office:value-type="string">
            <text:p>por que los humores de los arboles se secan son de taiar los maderos</text:p>
          </table:table-cell>
          <table:table-cell table:number-columns-repeated="1024"/>
        </table:table-row>
        <table:table-row table:style-name="ro17">
          <table:table-cell office:value-type="string">
            <text:p>25|26</text:p>
          </table:table-cell>
          <table:table-cell office:value-type="string">
            <text:p>Rursus|non statim incisis lignis est ex eis fabricanda nauis</text:p>
          </table:table-cell>
          <table:table-cell office:value-type="string">
            <text:p>Encara no tant tost com los fust són taylats deu ésser feta d' ells la nau</text:p>
          </table:table-cell>
          <table:table-cell office:value-type="string">
            <text:p>Et ne doit on pas faire les nefz|si tost</text:p>
          </table:table-cell>
          <table:table-cell office:value-type="string">
            <text:p>Lo segundo es|que cortados los maderos no se deue fazer la naue luego</text:p>
          </table:table-cell>
          <table:table-cell office:value-type="string">
            <text:p>Also a schip scholde not be made of treen anoon as þei ben ifeld</text:p>
          </table:table-cell>
          <table:table-cell table:style-name="ce4" office:value-type="string">
            <text:p>para esta façion de la naue|·Otrossi taiados los maderos non es|luego de fazer la naue dellos</text:p>
          </table:table-cell>
          <table:table-cell table:number-columns-repeated="1024"/>
        </table:table-row>
        <table:table-row table:style-name="ro18">
          <table:table-cell office:value-type="string">
            <text:p>27|28|29|30|31</text:p>
          </table:table-cell>
          <table:table-cell office:value-type="string">
            <text:p>sed primo arbores sunt diuidendae|per tabulas|et|per aliquod tempus dimittendae|ut desiccari possint</text:p>
          </table:table-cell>
          <table:table-cell office:value-type="string">
            <text:p>mas primerament los arbres deuen ésser departits|per taules o deu les hom lexar|per algun temps|per ço|que pusquen ésser seccades</text:p>
          </table:table-cell>
          <table:table-cell office:value-type="string">
            <text:p>que les arbres sont tailliés|ains les doit on fendre|et en faire bonnes aisselles|lesqueles on doit laissier sechier</text:p>
          </table:table-cell>
          <table:table-cell office:value-type="string">
            <text:p>Mas avn deuenlos dexar secar|e despues aserrarlos en tablas|e dexarlos grand tienpo a secar</text:p>
          </table:table-cell>
          <table:table-cell office:value-type="string">
            <text:p>but first treen scholde be isawed|and imaad bordes þerof|and abyde a certeyne tyme þat þei mowe drye</text:p>
          </table:table-cell>
          <table:table-cell table:style-name="ce4" office:value-type="string">
            <text:p>· Mas primero los arboles deuen ser serrados|e partidos|por tablas|e por algun tienpo son de dexar|que esten|assi por|que se puedan secar</text:p>
          </table:table-cell>
          <table:table-cell table:number-columns-repeated="1024"/>
        </table:table-row>
        <table:table-row table:style-name="ro19">
          <table:table-cell office:value-type="string">
            <text:p>32|33</text:p>
          </table:table-cell>
          <table:table-cell office:value-type="string">
            <text:p>Nam|si ex lignis viridibus construatur nauis</text:p>
          </table:table-cell>
          <table:table-cell office:value-type="string">
            <text:p>quar|si la nau és feta de fust verts</text:p>
          </table:table-cell>
          <table:table-cell office:value-type="string">
            <text:p>et sanchier;|car se on faisoit les nefz de vert mairien</text:p>
          </table:table-cell>
          <table:table-cell office:value-type="string">
            <text:p>Ca si estando verdes se fiziesse la naue</text:p>
          </table:table-cell>
          <table:table-cell office:value-type="string">
            <text:p>and clynge|For gif a schip is imaad of grene tymber</text:p>
          </table:table-cell>
          <table:table-cell table:style-name="ce4" office:value-type="string">
            <text:p>ca si la naue se faze de madera verde</text:p>
          </table:table-cell>
          <table:table-cell table:number-columns-repeated="1024"/>
        </table:table-row>
        <table:table-row table:style-name="ro20">
          <table:table-cell office:value-type="float" office:value="34">
            <text:p>34</text:p>
          </table:table-cell>
          <table:table-cell office:value-type="string">
            <text:p>quando naturalis eorum humor expirauerit</text:p>
          </table:table-cell>
          <table:table-cell office:value-type="string">
            <text:p>quan la humor lur natural serà fora crida</text:p>
          </table:table-cell>
          <table:table-cell office:value-type="string">
            <text:p>quant il avroit perdu le humeur naturele de luy</text:p>
          </table:table-cell>
          <table:table-cell office:value-type="string">
            <text:p>quando despues fuessen secos</text:p>
          </table:table-cell>
          <table:table-cell office:value-type="string">
            <text:p>whanne þe kynde humour passeþ|and failleþ</text:p>
          </table:table-cell>
          <table:table-cell table:style-name="ce4" office:value-type="string">
            <text:p>quando el humor natural dellos se va|e se seca</text:p>
          </table:table-cell>
          <table:table-cell table:number-columns-repeated="1024"/>
        </table:table-row>
        <table:table-row table:style-name="ro21">
          <table:table-cell office:value-type="string">
            <text:p>35|36</text:p>
          </table:table-cell>
          <table:table-cell office:value-type="string">
            <text:p>contrahuntur ligna|et faciunt in nauibus rimas</text:p>
          </table:table-cell>
          <table:table-cell office:value-type="string">
            <text:p>estrenyen se los fusts|e fan en les naus fenadures obertures</text:p>
          </table:table-cell>
          <table:table-cell office:value-type="string">
            <text:p>le dit mairien se retrairoit|et seroient es nefz crevaches</text:p>
          </table:table-cell>
          <table:table-cell office:value-type="string">
            <text:p>fazerse yan grandes aberturas en ellos</text:p>
          </table:table-cell>
          <table:table-cell office:value-type="string">
            <text:p>þe tymber schrynþek|and maþeþ in þe schip chynes|and cliftes</text:p>
          </table:table-cell>
          <table:table-cell table:style-name="ce4" office:value-type="string">
            <text:p>· los maderos se encogen|e fazese a venturas en las naues</text:p>
          </table:table-cell>
          <table:table-cell table:number-columns-repeated="1024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quibus in nauibus nihil periculosius esse potest</text:p>
          </table:table-cell>
          <table:table-cell office:value-type="string">
            <text:p>de les quals quax neguna cosa no pot ésser més perillosa en les naus</text:p>
          </table:table-cell>
          <table:table-cell office:value-type="string">
            <text:p>et aucunes fendures perilleuses</text:p>
          </table:table-cell>
          <table:table-cell office:value-type="string">
            <text:p>e esto seria muy grand peligro</text:p>
          </table:table-cell>
          <table:table-cell office:value-type="string">
            <text:p>and no kyng mowe be more perilous þan þat</text:p>
          </table:table-cell>
          <table:table-cell table:style-name="ce4" office:value-type="string">
            <text:p>e ninguna cosa non puede ser|mas periglosa en las naues</text:p>
          </table:table-cell>
          <table:table-cell table:number-columns-repeated="1024"/>
        </table:table-row>
        <table:table-row table:style-name="ro23">
          <table:table-cell office:value-type="float" office:value="38">
            <text:p>38</text:p>
          </table:table-cell>
          <table:table-cell office:value-type="string">
            <text:p>Durum est enim intendere simul bellis naualibus</text:p>
          </table:table-cell>
          <table:table-cell office:value-type="string">
            <text:p>quar dura cosa és ensems entendre a les batayles navals</text:p>
          </table:table-cell>
          <table:table-cell office:value-type="string">
            <text:p>pour quoy ce seroit grant follie de soy mettre sur mer par battaille en teles nefz ou gallees faites de vert mairien</text:p>
          </table:table-cell>
          <table:table-cell office:value-type="string">
            <text:p>Ca quando ouiessen a lidiar|tanto avrian</text:p>
          </table:table-cell>
          <table:table-cell office:value-type="string">
            <text:p>And it is hard to taþe hede at ones to batailles of schippes</text:p>
          </table:table-cell>
          <table:table-cell table:style-name="ce4" office:value-type="string">
            <text:p>que estas aberturas|porque graue cosa es de tener mientes a estas dos cosas en vno a la batalla de las naues</text:p>
          </table:table-cell>
          <table:table-cell table:number-columns-repeated="1024"/>
        </table:table-row>
        <table:table-row table:style-name="ro24">
          <table:table-cell office:value-type="string">
            <text:p>39|40|41|42</text:p>
          </table:table-cell>
          <table:table-cell office:value-type="string">
            <text:p>et exponere se periculis|ne puppis|per rimas naufragium patiatur|Viso qualiter incidenda sunt ligna</text:p>
          </table:table-cell>
          <table:table-cell office:value-type="string">
            <text:p>e posar se a perills|que la nau no sutenga naufrayg o perill|per les fenadures|Vist en qual manera los fusts deuen ésser taylats e</text:p>
          </table:table-cell>
          <table:table-cell office:value-type="string">
            <text:p>lesqueles peuent de legier pourrir come dit est|Maintenant nous dirons comment se doit combatre sur eaue en nefz|et gallees</text:p>
          </table:table-cell>
          <table:table-cell office:value-type="string">
            <text:p>que fazer en cerrar los forados|que se no podrian defender de los enemigos</text:p>
          </table:table-cell>
          <table:table-cell office:value-type="string">
            <text:p>and to putte hemself to peril lest þe schippe be broþe oþer sonk|For it is iknowe how schip tymber schulde be feld</text:p>
          </table:table-cell>
          <table:table-cell table:style-name="ce4" office:value-type="string">
            <text:p>e al periglo de las aberturas|por las quales la naua puede peresçer|· visto en qual manera es de taiar la madera</text:p>
          </table:table-cell>
          <table:table-cell table:number-columns-repeated="1024"/>
        </table:table-row>
        <table:table-row table:style-name="ro25">
          <table:table-cell office:value-type="float" office:value="43">
            <text:p>43</text:p>
          </table:table-cell>
          <table:table-cell office:value-type="string">
            <text:p>et quomodo reseruanda</text:p>
          </table:table-cell>
          <table:table-cell office:value-type="string">
            <text:p>·n qual manera degen ésser estogyats</text:p>
          </table:table-cell>
          <table:table-cell office:value-type="string">
            <text:p>Si est a sçavoir</text:p>
          </table:table-cell>
          <table:table-cell office:value-type="string">
            <text:p>La segunda cosa</text:p>
          </table:table-cell>
          <table:table-cell office:value-type="string">
            <text:p>and be let abyde</text:p>
          </table:table-cell>
          <table:table-cell table:style-name="ce4" office:value-type="string">
            <text:p>e en qual manera es de guardar</text:p>
          </table:table-cell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or to dryge</text:p>
          </table:table-cell>
          <table:table-cell table:number-columns-repeated="1024"/>
        </table:table-row>
        <table:table-row table:style-name="ro26">
          <table:table-cell office:value-type="float" office:value="44">
            <text:p>44</text:p>
          </table:table-cell>
          <table:table-cell office:value-type="string">
            <text:p>ut ex eis nauis debite valeat fabricari</text:p>
          </table:table-cell>
          <table:table-cell office:value-type="string">
            <text:p>per tal|que d' els nau pusca ésser feta degudament</text:p>
          </table:table-cell>
          <table:table-cell office:value-type="string">
            <text:p>que tout ainsi come en battaille auz champz</text:p>
          </table:table-cell>
          <table:table-cell office:value-type="string">
            <text:p>que nos conuiene de saber es</text:p>
          </table:table-cell>
          <table:table-cell office:value-type="string">
            <text:p>and clynge|for to maþe wel a schip þerof</text:p>
          </table:table-cell>
          <table:table-cell table:style-name="ce4" office:value-type="string">
            <text:p>e de poner a secar|por que della se pueda fazer la naue conueniblemente</text:p>
          </table:table-cell>
          <table:table-cell table:number-columns-repeated="1024"/>
        </table:table-row>
        <table:table-row table:style-name="ro27">
          <table:table-cell office:value-type="string">
            <text:p>45|46</text:p>
          </table:table-cell>
          <table:table-cell office:value-type="string">
            <text:p>restat videre|quomodoin naui bene fabricata committenda sunt bella</text:p>
          </table:table-cell>
          <table:table-cell office:value-type="string">
            <text:p>roman a veure en qual manera en nau ben feta degen ésser fetes batayles</text:p>
          </table:table-cell>
          <table:table-cell office:value-type="string">
            <text:p>il couvient les bateilleurs bien estre armez</text:p>
          </table:table-cell>
          <table:table-cell office:value-type="string">
            <text:p>en|como se ha de fazer la batalla en la naue bien fecha|e bien basteçida</text:p>
          </table:table-cell>
          <table:table-cell office:value-type="string">
            <text:p>it is to wetynge how in a schip so imaad a bataille scholde be geue</text:p>
          </table:table-cell>
          <table:table-cell table:style-name="ce4" office:value-type="string">
            <text:p>· finca de veer commo son de acometer las batallas en la naue bien fecha|e bien formada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a batayla naval</text:p>
          </table:table-cell>
          <table:table-cell table:number-columns-repeated="1024"/>
        </table:table-row>
        <table:table-row table:style-name="ro28">
          <table:table-cell office:value-type="float" office:value="47">
            <text:p>47</text:p>
          </table:table-cell>
          <table:table-cell office:value-type="string">
            <text:p>Habet autem nauale bellum quantum ad aliqua similem modum bellandi cum ipsa pugna terrestri</text:p>
          </table:table-cell>
          <table:table-cell office:value-type="string">
            <text:p>quant a algunes coses|a semblant manera de bataylar ab la batayla de la terra cové que</text:p>
          </table:table-cell>
          <table:table-cell/>
          <table:table-cell office:value-type="string">
            <text:p>E maguera la batalla campal|e la de la mar ayan muy grand semejança en vno</text:p>
          </table:table-cell>
          <table:table-cell office:value-type="string">
            <text:p>And touchynge som doynge a bataille of schippes haþ som manere doynge liehe to manere doynge of bataille of þe feld</text:p>
          </table:table-cell>
          <table:table-cell table:style-name="ce4" office:value-type="string">
            <text:p>ca la batalla de las naues a semeiança de lidiar en algunas cosas con la batalla de la tierra|Ca assi commo en la batalla de la tierra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· conuiene</text:p>
          </table:table-cell>
          <table:table-cell table:number-columns-repeated="1024"/>
        </table:table-row>
        <table:table-row table:style-name="ro29">
          <table:table-cell office:value-type="float" office:value="48">
            <text:p>48</text:p>
          </table:table-cell>
          <table:table-cell office:value-type="string">
            <text:p>Nam sicut terrestri pugna oportet pugnantes bene armatos esse</text:p>
          </table:table-cell>
          <table:table-cell office:value-type="string">
            <text:p>·ls batayladors sien bé armats encara</text:p>
          </table:table-cell>
          <table:table-cell/>
          <table:table-cell office:value-type="string">
            <text:p>Ca en cada vna dellas deuen ser los lidiadores bien armados</text:p>
          </table:table-cell>
          <table:table-cell office:value-type="string">
            <text:p>For as in bataille of þe feld it nedeþ þat figtynge men be wel iarmed</text:p>
          </table:table-cell>
          <table:table-cell table:style-name="ce4" office:value-type="string">
            <text:p>que los lidiadores sean bien armados|e avn</text:p>
          </table:table-cell>
          <table:table-cell table:number-columns-repeated="1024"/>
        </table:table-row>
        <table:table-row table:style-name="ro30">
          <table:table-cell office:value-type="float" office:value="49">
            <text:p>49</text:p>
          </table:table-cell>
          <table:table-cell office:value-type="string">
            <text:p>et bene se scire a persecutionibus protegere</text:p>
          </table:table-cell>
          <table:table-cell office:value-type="string">
            <text:p>que sàpien bé defendre|si mateys del colps</text:p>
          </table:table-cell>
          <table:table-cell office:value-type="string">
            <text:p>et bien eulz sçavoir couvrir</text:p>
          </table:table-cell>
          <table:table-cell office:value-type="string">
            <text:p>e saberse bien encobrir de los golpes</text:p>
          </table:table-cell>
          <table:table-cell office:value-type="string">
            <text:p>and cunne wel defende hemself fro stroþes</text:p>
          </table:table-cell>
          <table:table-cell table:style-name="ce4" office:value-type="string">
            <text:p>que se sepan bien cobrir|e guardar de los colpes</text:p>
          </table:table-cell>
          <table:table-cell table:number-columns-repeated="1024"/>
        </table:table-row>
        <table:table-row table:style-name="ro31">
          <table:table-cell office:value-type="string">
            <text:p>50|51|52</text:p>
          </table:table-cell>
          <table:table-cell office:value-type="string">
            <text:p>et hostibus vulnera infligere|sic et haec requiruntur in bello nauali|Immo in huiusmodi pugna oportet homines melius esse armatos</text:p>
          </table:table-cell>
          <table:table-cell office:value-type="string">
            <text:p>e naffrar los enamichs|axí matex aquestes coses són requestes en batayla naval|ans en tal batayla cové que|·ls hòmens sien meylor armats</text:p>
          </table:table-cell>
          <table:table-cell office:value-type="string">
            <text:p>et ferir leurs ennemis|Pareillement couvient il a ceux</text:p>
          </table:table-cell>
          <table:table-cell office:value-type="string">
            <text:p>Empero en la batalla de la mar deuen ser los marineros|mas armados|porque pueden mejor sofrir el peso de las armas</text:p>
          </table:table-cell>
          <table:table-cell office:value-type="string">
            <text:p>and geuen enemyes sore stroþes|and woundes|and so þis nedeþ in bataille of þe see|And|also in suche figtynge it nedede þat men be betere iarmed þan in figtynge in londe</text:p>
          </table:table-cell>
          <table:table-cell table:style-name="ce4" office:value-type="string">
            <text:p>e que sepan ferir a los enemigos|· Bien|assi todas estas cosas fazen menester en la batalla de la naue|· Ante conuiene|que en esta batalla de la naue sean los omnes|· meior armados</text:p>
          </table:table-cell>
          <table:table-cell table:number-columns-repeated="1024"/>
        </table:table-row>
        <table:table-row table:style-name="ro32">
          <table:table-cell office:value-type="string">
            <text:p>53|54</text:p>
          </table:table-cell>
          <table:table-cell office:value-type="string">
            <text:p>quam in terrestri|quia cum pugnatores marini quasi fixi stent in naui</text:p>
          </table:table-cell>
          <table:table-cell office:value-type="string">
            <text:p>que en terra|quar|com los batayladors de la mar estiguen quax fermats</text:p>
          </table:table-cell>
          <table:table-cell office:value-type="string">
            <text:p>qui se combatent sur mer</text:p>
          </table:table-cell>
          <table:table-cell office:value-type="string">
            <text:p>Ca estan en vn lugar</text:p>
          </table:table-cell>
          <table:table-cell office:value-type="string">
            <text:p>Panne|for men þat figten in þe see stondeþ as it were ipigt</text:p>
          </table:table-cell>
          <table:table-cell table:style-name="ce4" office:value-type="string">
            <text:p>que en la de la tierra|por que los lidiadores de la mar esten firmes</text:p>
          </table:table-cell>
          <table:table-cell table:number-columns-repeated="1024"/>
        </table:table-row>
        <table:table-row table:style-name="ro33">
          <table:table-cell office:value-type="string">
            <text:p>55|56|57</text:p>
          </table:table-cell>
          <table:table-cell office:value-type="string">
            <text:p>et quasi modicum se moueant|melius sustinere possunt armorum pondera|quare eorum armatura grauior esse debet</text:p>
          </table:table-cell>
          <table:table-cell office:value-type="string">
            <text:p>e poch se moguen|meylor poden sustenir lo pes de les armes|perquè lur armadura deu ésser pus fort</text:p>
          </table:table-cell>
          <table:table-cell office:value-type="string">
            <text:p>et est a sçavoir|que X choses sont par lesqueles ceulz quy se combatent sur mer assaillent</text:p>
          </table:table-cell>
          <table:table-cell office:value-type="string">
            <text:p>e no se mueuen|como los otros|E avn|porque la batalla de la mar es</text:p>
          </table:table-cell>
          <table:table-cell office:value-type="string">
            <text:p>and meuen but a lite þei mowe þe better bere heuy armer|wherfore here ärmere scholde be þe more heuy</text:p>
          </table:table-cell>
          <table:table-cell table:style-name="ce4" office:value-type="string">
            <text:p>e mueuen se muy poco|· Et|por ende meior pueden sofrir el peso de las armas|·Por la qual cosa las armaduras dellos deuen ser</text:p>
          </table:table-cell>
          <table:table-cell table:number-columns-repeated="1024"/>
        </table:table-row>
        <table:table-row table:style-name="ro34">
          <table:table-cell office:value-type="string">
            <text:p>58|59|60|61</text:p>
          </table:table-cell>
          <table:table-cell office:value-type="string">
            <text:p>Possumus tamen|quantum ad praesens|decem enumerare|per quae marini pugnatores hostes impugnare debent</text:p>
          </table:table-cell>
          <table:table-cell office:value-type="string">
            <text:p>Emperò|quant al present|nós podem nombrar x coses|per les quals los batayladors mariners deuen impugnar los enamichs</text:p>
          </table:table-cell>
          <table:table-cell office:value-type="string">
            <text:p>et envahïssent leurs ennemis</text:p>
          </table:table-cell>
          <table:table-cell office:value-type="string">
            <text:p>mas peligrosa|que la de la tierra|E quanto a esta batalla de la mar han menester los lidiadores diez cosas</text:p>
          </table:table-cell>
          <table:table-cell office:value-type="string">
            <text:p>But as it longeþ to þis doynge|we may reþene ten by þe whiche see figtynge men scholde assaylle here enemyes</text:p>
          </table:table-cell>
          <table:table-cell table:style-name="ce4" office:value-type="string">
            <text:p>mas pesadas|· Enpero quanro pertenesçe a lo presente podemos contar diez cosas|por las quales los lidiadores de la mar pueden acometer|e vençer a sus enemigos</text:p>
          </table:table-cell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ara bien lidiar</text:p>
          </table:table-cell>
          <table:table-cell table:number-columns-repeated="1024"/>
        </table:table-row>
        <table:table-row table:style-name="ro35">
          <table:table-cell office:value-type="string">
            <text:p>62|63</text:p>
          </table:table-cell>
          <table:table-cell office:value-type="string">
            <text:p>Primum est ignis|quem Incendiarium vocant</text:p>
          </table:table-cell>
          <table:table-cell office:value-type="string">
            <text:p>La primera cosa és foch|lo qual appel|·len incendiari o encenador</text:p>
          </table:table-cell>
          <table:table-cell office:value-type="string">
            <text:p>La premiere|si est</text:p>
          </table:table-cell>
          <table:table-cell office:value-type="string">
            <text:p>Lo primero han menester fuego de alquitran</text:p>
          </table:table-cell>
          <table:table-cell office:value-type="string">
            <text:p>þe firste is fuyre þat is icleped incendiarius</text:p>
          </table:table-cell>
          <table:table-cell table:style-name="ce4" office:value-type="string">
            <text:p>· Lo primero es fuego fuerte|que ellos llaman en ençendimiento o fuego de alquitran</text:p>
          </table:table-cell>
          <table:table-cell table:number-columns-repeated="1024"/>
        </table:table-row>
        <table:table-row table:style-name="ro36">
          <table:table-cell table:number-columns-repeated="6"/>
          <table:table-cell table:style-name="ce4" office:value-type="string">
            <text:p>ca conuine de auer en las naues mucha usija de tierra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assi commo cantaros</text:p>
          </table:table-cell>
          <table:table-cell table:number-columns-repeated="1024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Expedit enim eis habere multa vasa plena pice</text:p>
          </table:table-cell>
          <table:table-cell office:value-type="string">
            <text:p>quar cové haver moltes olles plenes de pegunta</text:p>
          </table:table-cell>
          <table:table-cell office:value-type="string">
            <text:p>qu' ilz aient moult de vaisseauz plains de poy noire|de poy gaune</text:p>
          </table:table-cell>
          <table:table-cell office:value-type="string">
            <text:p>Ca conuieneles de auer muchos orços llenos de pez</text:p>
          </table:table-cell>
          <table:table-cell office:value-type="string">
            <text:p>For it scholde haue wik hem manye vesselles ful of pich</text:p>
          </table:table-cell>
          <table:table-cell table:style-name="ce4" office:value-type="string">
            <text:p>e otros belhezos tales|e que sean llenos de pez</text:p>
          </table:table-cell>
          <table:table-cell table:number-columns-repeated="1024"/>
        </table:table-row>
        <table:table-row table:style-name="ro38">
          <table:table-cell office:value-type="float" office:value="65">
            <text:p>65</text:p>
          </table:table-cell>
          <table:table-cell office:value-type="string">
            <text:p>sulphure</text:p>
          </table:table-cell>
          <table:table-cell office:value-type="string">
            <text:p>de soffre</text:p>
          </table:table-cell>
          <table:table-cell office:value-type="string">
            <text:p>de souffre</text:p>
          </table:table-cell>
          <table:table-cell office:value-type="string">
            <text:p>e de piedra sufre|e de rezina</text:p>
          </table:table-cell>
          <table:table-cell office:value-type="string">
            <text:p>of brymston</text:p>
          </table:table-cell>
          <table:table-cell table:style-name="ce4" office:value-type="string">
            <text:p>e de piedra sufre</text:p>
          </table:table-cell>
          <table:table-cell table:number-columns-repeated="1024"/>
        </table:table-row>
        <table:table-row table:style-name="ro39">
          <table:table-cell office:value-type="string">
            <text:p>66|67</text:p>
          </table:table-cell>
          <table:table-cell office:value-type="string">
            <text:p>rasina|oleo</text:p>
          </table:table-cell>
          <table:table-cell office:value-type="string">
            <text:p>de rasina|e d' oli</text:p>
          </table:table-cell>
          <table:table-cell office:value-type="string">
            <text:p>et d' huille envollepez d' estoupes</text:p>
          </table:table-cell>
          <table:table-cell office:value-type="string">
            <text:p>e de olio</text:p>
          </table:table-cell>
          <table:table-cell office:value-type="string">
            <text:p>of roseyn|of oyle</text:p>
          </table:table-cell>
          <table:table-cell table:style-name="ce4" office:value-type="string">
            <text:p>e de rasina|e de olio</text:p>
          </table:table-cell>
          <table:table-cell table:number-columns-repeated="1024"/>
        </table:table-row>
        <table:table-row table:style-name="ro40">
          <table:table-cell office:value-type="string">
            <text:p>68|69</text:p>
          </table:table-cell>
          <table:table-cell office:value-type="string">
            <text:p>quae omnia sunt cum stupa conuoluenda|Haec enim vasa sic repleta sunt succendenda</text:p>
          </table:table-cell>
          <table:table-cell office:value-type="string">
            <text:p>les quals coses totes deuen ésser mesclades ab estopa|e aquestes olles axí plenes deuen ésser enceses</text:p>
          </table:table-cell>
          <table:table-cell office:value-type="string">
            <text:p>desqueles mixtions ainsi embrasee on doit gecter es nefz</text:p>
          </table:table-cell>
          <table:table-cell office:value-type="string">
            <text:p>que este todo enbuelto con estopas|E quando vinieren ala batalla|deuenlos encender</text:p>
          </table:table-cell>
          <table:table-cell office:value-type="string">
            <text:p>and aile þes scholde be wrapped wik herdene|And þese vesselles so ful scholde be isette afuyre</text:p>
          </table:table-cell>
          <table:table-cell table:style-name="ce4" office:value-type="string">
            <text:p>· las quales cosas todas son de enboluer con estopa|· Et estos belhezos tales|assi llenos son de ençender</text:p>
          </table:table-cell>
          <table:table-cell table:number-columns-repeated="1024"/>
        </table:table-row>
        <table:table-row table:style-name="ro41">
          <table:table-cell office:value-type="float" office:value="70">
            <text:p>70</text:p>
          </table:table-cell>
          <table:table-cell office:value-type="string">
            <text:p>et proiicienda ad nauem hostium</text:p>
          </table:table-cell>
          <table:table-cell office:value-type="string">
            <text:p>e gitades a la nau dels enamichs</text:p>
          </table:table-cell>
          <table:table-cell office:value-type="string">
            <text:p>et vaisseaulz de ses ennemis en potz de terre</text:p>
          </table:table-cell>
          <table:table-cell office:value-type="string">
            <text:p>e lançar en la naue de los enemigos</text:p>
          </table:table-cell>
          <table:table-cell office:value-type="string">
            <text:p>and iþrowe in to þe schippe of enemyes</text:p>
          </table:table-cell>
          <table:table-cell table:style-name="ce4" office:value-type="string">
            <text:p>e de lançar a las naues de los enemigos</text:p>
          </table:table-cell>
          <table:table-cell table:number-columns-repeated="1024"/>
        </table:table-row>
        <table:table-row table:style-name="ro42">
          <table:table-cell office:value-type="float" office:value="71">
            <text:p>71</text:p>
          </table:table-cell>
          <table:table-cell office:value-type="string">
            <text:p>Ex qua proiectione vas frangitur</text:p>
          </table:table-cell>
          <table:table-cell office:value-type="string">
            <text:p>per lo qual gitament la olla és trencada</text:p>
          </table:table-cell>
          <table:table-cell office:value-type="string">
            <text:p>Et quant ces vaisseaulz de terre se brisent au gecter</text:p>
          </table:table-cell>
          <table:table-cell office:value-type="string">
            <text:p>e echandolos assi|quebraran</text:p>
          </table:table-cell>
          <table:table-cell office:value-type="string">
            <text:p>And þe vessel breþe</text:p>
          </table:table-cell>
          <table:table-cell table:style-name="ce4" office:value-type="string">
            <text:p>· Et lançandolos|assi en las naues quebrantan se los cantaros</text:p>
          </table:table-cell>
          <table:table-cell table:number-columns-repeated="1024"/>
        </table:table-row>
        <table:table-row table:style-name="ro43">
          <table:table-cell office:value-type="float" office:value="72">
            <text:p>72</text:p>
          </table:table-cell>
          <table:table-cell office:value-type="string">
            <text:p>et illud incendiarium comburitur et succendit nauem</text:p>
          </table:table-cell>
          <table:table-cell office:value-type="string">
            <text:p>e aquell encendiari crema|e encén la nau</text:p>
          </table:table-cell>
          <table:table-cell office:value-type="string">
            <text:p>ilz allument les nefz|esquelez ilz chieuent</text:p>
          </table:table-cell>
          <table:table-cell office:value-type="string">
            <text:p>e encenderan la naue|E quando echaren el fuego</text:p>
          </table:table-cell>
          <table:table-cell office:value-type="string">
            <text:p>and sette afuyre þe mater of þe brennynge|and setteþ þe schip afuyre</text:p>
          </table:table-cell>
          <table:table-cell table:style-name="ce4" office:value-type="string">
            <text:p>e aquel fuego fuerte ençiende|e quema la naue</text:p>
          </table:table-cell>
          <table:table-cell table:number-columns-repeated="1024"/>
        </table:table-row>
        <table:table-row table:style-name="ro44">
          <table:table-cell office:value-type="string">
            <text:p>73|74</text:p>
          </table:table-cell>
          <table:table-cell office:value-type="string">
            <text:p>Sunt enim multa talia in naui proiicienda|ut ex multis partibus possit nauis succendi</text:p>
          </table:table-cell>
          <table:table-cell office:value-type="string">
            <text:p>E deuen ésser gitades moltes aytals en la nau|per ço|que de moltes parts la nau pusca ésser encesa</text:p>
          </table:table-cell>
          <table:table-cell office:value-type="string">
            <text:p>et a l' heure</text:p>
          </table:table-cell>
          <table:table-cell/>
          <table:table-cell office:value-type="string">
            <text:p>And manye suche scholde be þrowe in to þe schip|for to sette þe schip afuyre in manye places</text:p>
          </table:table-cell>
          <table:table-cell table:style-name="ce4" office:value-type="string">
            <text:p>· Et deuen echar muchos tales cantaros en la naue de los enemigos|por que de muchas partes se pueda quemar la naue</text:p>
          </table:table-cell>
          <table:table-cell table:number-columns-repeated="1024"/>
        </table:table-row>
        <table:table-row table:style-name="ro45">
          <table:table-cell office:value-type="float" office:value="75">
            <text:p>75</text:p>
          </table:table-cell>
          <table:table-cell office:value-type="string">
            <text:p>et cum proiiciuntur talia</text:p>
          </table:table-cell>
          <table:table-cell office:value-type="string">
            <text:p>e com aytals són gitades lavors deu ésser feta gran</text:p>
          </table:table-cell>
          <table:table-cell office:value-type="string">
            <text:p>que on gecte ce feu par ceste maniere</text:p>
          </table:table-cell>
          <table:table-cell/>
          <table:table-cell office:value-type="string">
            <text:p>And whanne suche thingges ben iþrowe</text:p>
          </table:table-cell>
          <table:table-cell table:style-name="ce4" office:value-type="string">
            <text:p>· Et</text:p>
          </table:table-cell>
          <table:table-cell table:number-columns-repeated="1024"/>
        </table:table-row>
        <table:table-row table:style-name="ro46">
          <table:table-cell office:value-type="float" office:value="76">
            <text:p>76</text:p>
          </table:table-cell>
          <table:table-cell office:value-type="string">
            <text:p>tunc est contra nautas committendum durum bellum</text:p>
          </table:table-cell>
          <table:table-cell office:value-type="string">
            <text:p>e fort batayla contra les nauxes|per tal</text:p>
          </table:table-cell>
          <table:table-cell office:value-type="string">
            <text:p>on doit asprement assaillir les ennemis adfin</text:p>
          </table:table-cell>
          <table:table-cell office:value-type="string">
            <text:p>estonçes deuen brauamente lidiar</text:p>
          </table:table-cell>
          <table:table-cell office:value-type="string">
            <text:p>it is to doynge|for to figte harde</text:p>
          </table:table-cell>
          <table:table-cell table:style-name="ce4" office:value-type="string">
            <text:p>entonçe deuen acometer muy fuerte batalla contra los enemigos</text:p>
          </table:table-cell>
          <table:table-cell table:number-columns-repeated="1024"/>
        </table:table-row>
        <table:table-row table:style-name="ro47">
          <table:table-cell office:value-type="float" office:value="77">
            <text:p>77</text:p>
          </table:table-cell>
          <table:table-cell office:value-type="string">
            <text:p>ne possint currere ad extinguendum ignem</text:p>
          </table:table-cell>
          <table:table-cell office:value-type="string">
            <text:p>que no pusca ajudar apagar lo foch|En aprés fet</text:p>
          </table:table-cell>
          <table:table-cell office:value-type="string">
            <text:p>que ilz n' aient espace de estaindre le feu</text:p>
          </table:table-cell>
          <table:table-cell office:value-type="string">
            <text:p>por que non lo puedan matar</text:p>
          </table:table-cell>
          <table:table-cell office:value-type="string">
            <text:p>and sore wik þe schip men so þat þei mowe not a while quenche þe fuyre</text:p>
          </table:table-cell>
          <table:table-cell table:style-name="ce4" office:value-type="string">
            <text:p>por que se non puedan acorrer|para matar el fuego</text:p>
          </table:table-cell>
          <table:table-cell table:number-columns-repeated="1024"/>
        </table:table-row>
        <table:table-row table:style-name="ro48">
          <table:table-cell office:value-type="float" office:value="78">
            <text:p>78</text:p>
          </table:table-cell>
          <table:table-cell office:value-type="string">
            <text:p>Secundo ad committendum marinum bellum multum valent insidiae</text:p>
          </table:table-cell>
          <table:table-cell office:value-type="string">
            <text:p>batayla de mar valen molt espies|quar</text:p>
          </table:table-cell>
          <table:table-cell office:value-type="string">
            <text:p>qu' on leur gecte en leurs navires|La seconde raison</text:p>
          </table:table-cell>
          <table:table-cell office:value-type="string">
            <text:p>Lo segundo ha menester de poner çeladas|Ca assy</text:p>
          </table:table-cell>
          <table:table-cell office:value-type="string">
            <text:p>þe seconde|buschements helpeþ moche in batailles of þe see</text:p>
          </table:table-cell>
          <table:table-cell table:style-name="ce4" office:value-type="string">
            <text:p>· Lo segundo|para acometer batalla en la mar valen mucho las çeladas</text:p>
          </table:table-cell>
          <table:table-cell table:number-columns-repeated="1024"/>
        </table:table-row>
        <table:table-row table:style-name="ro49">
          <table:table-cell office:value-type="string">
            <text:p>79|80|81</text:p>
          </table:table-cell>
          <table:table-cell office:value-type="string">
            <text:p>Nam sicut in terra ponuntur insidiae militum|qui ex improuiso inuadentes hostes|eos terrent</text:p>
          </table:table-cell>
          <table:table-cell office:value-type="string">
            <text:p>axí com en terra són posades espies de cavallers qui|sens previsió de lurs enamichs o sens|que lurs enamichs no se' n guarden|esvaexen|e espaordexen ell</text:p>
          </table:table-cell>
          <table:table-cell office:value-type="string">
            <text:p>si est car on doit avoir aucunes espies pour guettier|quant les ennemis sont despourveuz|La tierce chose</text:p>
          </table:table-cell>
          <table:table-cell office:value-type="string">
            <text:p>como en tierra se ponen las çeladas|por que fieran a desora sobre los enemigos</text:p>
          </table:table-cell>
          <table:table-cell office:value-type="string">
            <text:p>For as in þe lond ben isette boschementes of knygtes þat fallen|and resen on enemyes vnwaar|and affrayen hem</text:p>
          </table:table-cell>
          <table:table-cell table:style-name="ce4" office:value-type="string">
            <text:p>ca assi commo en la tierra los caualleros ponen çeladas a los enemigos|por que sin su apercebimiento los puedan acometer|e los espanten a desora</text:p>
          </table:table-cell>
          <table:table-cell table:number-columns-repeated="1024"/>
        </table:table-row>
        <table:table-row table:style-name="ro50">
          <table:table-cell office:value-type="string">
            <text:p>82|83</text:p>
          </table:table-cell>
          <table:table-cell office:value-type="string">
            <text:p>et de facili vincunt|sic in mari post aliquas insulas fiunt insidiae</text:p>
          </table:table-cell>
          <table:table-cell office:value-type="string">
            <text:p>e leugerament vençen|axí en la mar|aprés d' algunes illes</text:p>
          </table:table-cell>
          <table:table-cell office:value-type="string">
            <text:p>si est car ceulz quy se combatent en eaue doivent tous jours mettre a leur pouor eulz en la parfonde eaue</text:p>
          </table:table-cell>
          <table:table-cell office:value-type="string">
            <text:p>Assy en la mar se ponen en pos de algunas yslas</text:p>
          </table:table-cell>
          <table:table-cell office:value-type="string">
            <text:p>and ouercomen hem sone|so in þe see byhynde som ilondes ben imaad boschementes so þat þe figtynge men breþen out</text:p>
          </table:table-cell>
          <table:table-cell table:style-name="ce4" office:value-type="string">
            <text:p>e los venzcan de ligero|assi en la mar se ponen çeladas en pos algunas islas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ón fetes espies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er tal que</text:p>
          </table:table-cell>
          <table:table-cell table:number-columns-repeated="1024"/>
        </table:table-row>
        <table:table-row table:style-name="ro51">
          <table:table-cell office:value-type="string">
            <text:p>84|85|86|87</text:p>
          </table:table-cell>
          <table:table-cell office:value-type="string">
            <text:p>ut marini pugnatores ex improuiso irruentes in hostes|eos facilius vincant|Tertio est circa marinum bellum attendendum|ut semper pugnantes nauem suam faciant circa profundum aquarum</text:p>
          </table:table-cell>
          <table:table-cell office:value-type="string">
            <text:p>·ls batayladors mariners|sens previsió dels enamichs|vinent soptosament sobre ells|pus leugerament los vençen|Encara envers la batayla de la mar deu hom guardar|que aquells qui bataylen tostemps facen la nau sua envers lo pregon de les aygües</text:p>
          </table:table-cell>
          <table:table-cell office:value-type="string">
            <text:p>et les vaisseaulz de leurs ennemis mener a terre devers le rivage|La quarte chose|si est car au mast de la nef on doit liier le tref quy est ferré d' une partie</text:p>
          </table:table-cell>
          <table:table-cell office:value-type="string">
            <text:p>por que puedan a desora ve nir|e dar sobre las naues de sus enemigos|Lo tercero deuen los marineros alçarse a lo|mas fondo de la mar</text:p>
          </table:table-cell>
          <table:table-cell office:value-type="string">
            <text:p>and fallen on enemyes vnwaar|and ouercome hem þe sonnere|þe þridde|in bataille of þe see it is to doynge þat þey þat sayllen haue alwey here schip in deep water</text:p>
          </table:table-cell>
          <table:table-cell table:style-name="ce4" office:value-type="string">
            <text:p>assi que los lidiadores de la mar sin apercibimiento de sus enemigos den sobre ellos a desora|por que mas ligeramente los venzcan|· lo terçero en la batalla de la mar conuiene de tener mientes|que|los que lidian sobre mar sienpre pongan su naue a la fondeza de las agüso en la mar|mas</text:p>
          </table:table-cell>
          <table:table-cell table:number-columns-repeated="1024"/>
        </table:table-row>
        <table:table-row table:style-name="ro52">
          <table:table-cell office:value-type="float" office:value="88">
            <text:p>88</text:p>
          </table:table-cell>
          <table:table-cell office:value-type="string">
            <text:p>et nauem hostium impingant ad littus</text:p>
          </table:table-cell>
          <table:table-cell office:value-type="string">
            <text:p>e que enpenguen la nau dels enamichs a la rivera</text:p>
          </table:table-cell>
          <table:table-cell office:value-type="string">
            <text:p>et de l' autre</text:p>
          </table:table-cell>
          <table:table-cell office:value-type="string">
            <text:p>assi que puedan las naues de los enemigos enpuxar a la tierra|o a las riberas</text:p>
          </table:table-cell>
          <table:table-cell office:value-type="string">
            <text:p>and dryue þe schip of enemyes to þe clyfward</text:p>
          </table:table-cell>
          <table:table-cell table:style-name="ce4" office:value-type="string">
            <text:p>alta|e que enpuxen la naue de los enemigos faza la ribera</text:p>
          </table:table-cell>
          <table:table-cell table:number-columns-repeated="1024"/>
        </table:table-row>
        <table:table-row table:style-name="ro53">
          <table:table-cell office:value-type="string">
            <text:p>89|90|91</text:p>
          </table:table-cell>
          <table:table-cell office:value-type="string">
            <text:p>quia pugnandi impetum perdunt|qui detrahuntur ad terram|Quarto ad arborem nauis suspendendum est lignum quoddam longum ex utraque parte ferratum</text:p>
          </table:table-cell>
          <table:table-cell office:value-type="string">
            <text:p>per tal com aquells qui són tyrats a terra perden la voluntat de bataylar|Encara més|en l' arbre de la nau deu ésser pengyat i fust lonch|ferrat de quescuna part</text:p>
          </table:table-cell>
          <table:table-cell office:value-type="string">
            <text:p>par quoy on puelt ferir la nef|et les maronniers;</text:p>
          </table:table-cell>
          <table:table-cell office:value-type="string">
            <text:p>por que pierdan la virtud de marinar|e de lidiar|Lo quarto deuen atar al mastel de la naue vn grand madero ferrado de ambas partes</text:p>
          </table:table-cell>
          <table:table-cell office:value-type="string">
            <text:p>for þey þat ben idrawe to lond lesen þe rees of asayllynge|þe ferþe|to þe mast of þe schip scholde be honged a long tree iheled wik ire in eyþer ende</text:p>
          </table:table-cell>
          <table:table-cell table:style-name="ce4" office:value-type="string">
            <text:p>por razon|que pierden el poder de lidar aquel|los que se lleguan a la tierra|· Lo quarto conuiene de colgar al maste de la naue vn madero luengo</text:p>
          </table:table-cell>
          <table:table-cell table:number-columns-repeated="1024"/>
        </table:table-row>
        <table:table-row table:style-name="ro54">
          <table:table-cell office:value-type="string">
            <text:p>92|93|94</text:p>
          </table:table-cell>
          <table:table-cell office:value-type="string">
            <text:p>quod ad percutiendum tam nauem|quam nautas se habeat quasi aries|cum quo teruntur muri ciuitatis obsessae</text:p>
          </table:table-cell>
          <table:table-cell office:value-type="string">
            <text:p>a ferir en la nau|e aquells de la nau|lo qual fust sia axí com lo moltó ab lo qual són trencats los murs de la ciutat assetgyada</text:p>
          </table:table-cell>
          <table:table-cell office:value-type="string">
            <text:p>et est cil ainsi comme le mouton dessu dit|de quoy on brise les murs des chasteaulz assis</text:p>
          </table:table-cell>
          <table:table-cell office:value-type="string">
            <text:p>para ferir en las naues|e en los marineros|E este tal es|como el carnero con|que foradan los muros de la cibdad cercada</text:p>
          </table:table-cell>
          <table:table-cell office:value-type="string">
            <text:p>for to smyte bothe schip|and schip men|as þe instrument þat hatte þe wether smytek þe walles of a cyte þat is byseged</text:p>
          </table:table-cell>
          <table:table-cell table:style-name="ce4" office:value-type="string">
            <text:p>e ferrado de a|mas partes|para ferir tan bien en la naue commo en los marineros|que sea tal commo el carnero con el qual suelen quebrar los muros de la çibdat çercada</text:p>
          </table:table-cell>
          <table:table-cell table:number-columns-repeated="1024"/>
        </table:table-row>
        <table:table-row table:style-name="ro55">
          <table:table-cell office:value-type="string">
            <text:p>95|96</text:p>
          </table:table-cell>
          <table:table-cell office:value-type="string">
            <text:p>Debet autem sic ordinari lignum illud|ut ligamentum retinens ipsum possit deprimi</text:p>
          </table:table-cell>
          <table:table-cell office:value-type="string">
            <text:p>e aquells fus deu ésser axí ordonat|que la ligatura|que ell té pusca ésser baxada</text:p>
          </table:table-cell>
          <table:table-cell office:value-type="string">
            <text:p>Et doit on ce fust liier en tele maniere|que on le puist abaissier</text:p>
          </table:table-cell>
          <table:table-cell office:value-type="string">
            <text:p>E deuese en tal manera atar con el mastel|por que lo puedan lançar</text:p>
          </table:table-cell>
          <table:table-cell office:value-type="string">
            <text:p>And þat tre scholde be ordeyned in þis wise so þat þe bond þat holdeþ it may be meued vpward</text:p>
          </table:table-cell>
          <table:table-cell table:style-name="ce4" office:value-type="string">
            <text:p>· Et deue este madero|assi ser ordenado|que con el atadura|que el tiene se pueda alçar</text:p>
          </table:table-cell>
          <table:table-cell table:number-columns-repeated="1024"/>
        </table:table-row>
        <table:table-row table:style-name="ro1">
          <table:table-cell office:value-type="string">
            <text:p>97|98|99|100</text:p>
          </table:table-cell>
          <table:table-cell office:value-type="string">
            <text:p>et eleuari|quia hoc facto maior habetur commoditas|ut cum ipso percuti possit tam nauis|quam etiam existentes in ipsa</text:p>
          </table:table-cell>
          <table:table-cell office:value-type="string">
            <text:p>e levada|quar|fet açò|és major avientena|que ab ell pusca ésser ferida axí la nau com aquells qui stan en ella</text:p>
          </table:table-cell>
          <table:table-cell office:value-type="string">
            <text:p>et lever|quant on veult pour ferir la nef ennemie|et ceux|qui sont dedens</text:p>
          </table:table-cell>
          <table:table-cell office:value-type="string">
            <text:p>e traer a ssi|como quien lança garrocha</text:p>
          </table:table-cell>
          <table:table-cell office:value-type="string">
            <text:p>and dounward|and so is þe more avantage|for to smyte þenviþ boþe þe schippe|and men þat ben þerinne|þe fifte</text:p>
          </table:table-cell>
          <table:table-cell table:style-name="ce4" office:value-type="string">
            <text:p>e baxar|ca esto echo siguiesse meior prouecho del|ca pueden ferir tan bien en la naue commo en|los que estan en ella</text:p>
          </table:table-cell>
          <table:table-cell table:number-columns-repeated="102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Quinto in bello nauali habenda est copia ampliarum sagittarum</text:p>
          </table:table-cell>
          <table:table-cell office:value-type="string">
            <text:p>Encara en batayla naval deu hom haver còpia de sagites amples</text:p>
          </table:table-cell>
          <table:table-cell office:value-type="string">
            <text:p>La quinte chose|si est car on doit avoir moult de saiettes a larges fers pour perchier les voilles;</text:p>
          </table:table-cell>
          <table:table-cell office:value-type="string">
            <text:p>Lo quinto deuen auer muy anchas saetas con</text:p>
          </table:table-cell>
          <table:table-cell office:value-type="string">
            <text:p>in bataille of schippes scholde be many brood arwes</text:p>
          </table:table-cell>
          <table:table-cell table:style-name="ce4" office:value-type="string">
            <text:p>assi commo con garrocha lo quinto en la batalla de la mar conuiene de auer grand conplimiento de saetas anchas</text:p>
          </table:table-cell>
          <table:table-cell table:number-columns-repeated="1024"/>
        </table:table-row>
        <table:table-row table:style-name="ro1">
          <table:table-cell office:value-type="string">
            <text:p>102|103</text:p>
          </table:table-cell>
          <table:table-cell office:value-type="string">
            <text:p>cum quibus scindenda sunt vela hostium|Nam velis eorum perforatis</text:p>
          </table:table-cell>
          <table:table-cell office:value-type="string">
            <text:p>ab les quals deuen ésser taylades les veles dels enamichs|quar|foradades les veles d' aquells</text:p>
          </table:table-cell>
          <table:table-cell office:value-type="string">
            <text:p>car quant les voilles des adversaires sont perchés</text:p>
          </table:table-cell>
          <table:table-cell office:value-type="string">
            <text:p>que rompan las velas|Ca rotas|e foradadas las velas</text:p>
          </table:table-cell>
          <table:table-cell office:value-type="string">
            <text:p>for to þerue þe sailles of enemyes|and maþe þerinne many greet holes|and col slettes|For whanne in þe sailles ben many holes</text:p>
          </table:table-cell>
          <table:table-cell table:style-name="ce4" office:value-type="string">
            <text:p>· con las quales se pueden ronper las uelas|e los treos de las naues de los enemigos|ca foradadas las velas</text:p>
          </table:table-cell>
          <table:table-cell table:number-columns-repeated="102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t non valentibus retinere ventum</text:p>
          </table:table-cell>
          <table:table-cell office:value-type="string">
            <text:p>e que no poden retenir los enamichs</text:p>
          </table:table-cell>
          <table:table-cell office:value-type="string">
            <text:p>ilz ne peuent tenir grant vent</text:p>
          </table:table-cell>
          <table:table-cell office:value-type="string">
            <text:p>non podran retener los vientos</text:p>
          </table:table-cell>
          <table:table-cell office:value-type="string">
            <text:p>and slittes|and mowe not holde wynd</text:p>
          </table:table-cell>
          <table:table-cell table:style-name="ce4" office:value-type="string">
            <text:p>e los treos non pueden retener el viento|· Et</text:p>
          </table:table-cell>
          <table:table-cell table:number-columns-repeated="1024"/>
        </table:table-row>
        <table:table-row table:style-name="ro1">
          <table:table-cell office:value-type="string">
            <text:p>105|106|107</text:p>
          </table:table-cell>
          <table:table-cell office:value-type="string">
            <text:p>non tantum possunt ipsi hostes impetum habere pugnandi|nec etiam possunt sic faciliter recedere|si volunt declinare a bello</text:p>
          </table:table-cell>
          <table:table-cell office:value-type="string">
            <text:p>no poden haver tanta voluntat o tant gran poder de bataylar|ne encara poden axí leugerament partir si|·s volen tolre de bataylar</text:p>
          </table:table-cell>
          <table:table-cell office:value-type="string">
            <text:p>par quoy les ennemis ne s' en peuent pas|si legierement fuir|et eulz saulver</text:p>
          </table:table-cell>
          <table:table-cell office:value-type="string">
            <text:p>ni podran los marineros auer poder|para lidiar|nin para ferir</text:p>
          </table:table-cell>
          <table:table-cell office:value-type="string">
            <text:p>þan þe enemyes mowe not holde ful cours|for to smyte noþer mow sone flee gif þey wol wikdrawe out of þe bataille</text:p>
          </table:table-cell>
          <table:table-cell table:style-name="ce4" office:value-type="string">
            <text:p>assi non pueden los enemigos auer tanta fuerça|para acometer|nin para lidiar nin a vn se pueden yr ligeramente ni pueden foyr|si quisiere foyr de la batalla</text:p>
          </table:table-cell>
          <table:table-cell table:number-columns-repeated="102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exto consueuerunt nautae habere ferrum quoddam curuatum ad modum falcis bene incidens</text:p>
          </table:table-cell>
          <table:table-cell office:value-type="string">
            <text:p>En après|aquells de la nau han acustumat haver i ferre corp a manera de falç ben taylant</text:p>
          </table:table-cell>
          <table:table-cell office:value-type="string">
            <text:p>La VIe chose|si est car les mariniers doivent avoir un fer courbé</text:p>
          </table:table-cell>
          <table:table-cell office:value-type="string">
            <text:p>Lo sesto deuen auer los marineros vn fierro coruo a manera de foz|que taje bien</text:p>
          </table:table-cell>
          <table:table-cell office:value-type="string">
            <text:p>þe sixte|schip men vse to haue a croþed ire as it were an hook ful scharp</text:p>
          </table:table-cell>
          <table:table-cell table:style-name="ce4" office:value-type="string">
            <text:p>· Et lo sexto suelen los marineros auer vn fierro coruo bien agudo|e bien taiante a manera de foz</text:p>
          </table:table-cell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and þeruyng</text:p>
          </table:table-cell>
          <table:table-cell table:number-columns-repeated="1024"/>
        </table:table-row>
        <table:table-row table:style-name="ro1">
          <table:table-cell office:value-type="string">
            <text:p>109|110|111</text:p>
          </table:table-cell>
          <table:table-cell office:value-type="string">
            <text:p>quod applicatum ad funes retinentes vela|statim incidit ipsa|Velis autem sic incisis</text:p>
          </table:table-cell>
          <table:table-cell office:value-type="string">
            <text:p>lo qual|acostat a les cordes qui retenen les veles|de continent tayla elles e</text:p>
          </table:table-cell>
          <table:table-cell office:value-type="string">
            <text:p>ainsi comme une fauchille bien trenchant|que ilz gectent auz cordez</text:p>
          </table:table-cell>
          <table:table-cell office:value-type="string">
            <text:p>que puedan echar a las cuerdas|que retienen las velas|assy que las tajen</text:p>
          </table:table-cell>
          <table:table-cell office:value-type="string">
            <text:p>and þerueþ þenviþ anoon ropes þat holdeþ þe sailles|And whan þe sayles ben so iþet</text:p>
          </table:table-cell>
          <table:table-cell table:style-name="ce4" office:value-type="string">
            <text:p>· el qual echan a las cuerdas del maste|que tienen la uela|e tirado faza|assi cortan las cuerdas|e caen las velas|Et quando son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qui tiennet auz voilles des nefz</text:p>
          </table:table-cell>
          <table:table-cell table:number-columns-repeated="1024"/>
        </table:table-row>
        <table:table-row table:style-name="ro1">
          <table:table-cell office:value-type="string">
            <text:p>112|113|114|115</text:p>
          </table:table-cell>
          <table:table-cell office:value-type="string">
            <text:p>et cadentibus ab arbore|subtrahitur ab hostibus|ne sic pugnare possint|quia</text:p>
          </table:table-cell>
          <table:table-cell office:value-type="string">
            <text:p>cahent del arbre|és tolt als enamichs|que no poden axí bataylar|quar</text:p>
          </table:table-cell>
          <table:table-cell office:value-type="string">
            <text:p>et les coppent par quoi les voilles chieuent|si n' est pas la nef</text:p>
          </table:table-cell>
          <table:table-cell office:value-type="string">
            <text:p>e que derriben las velas|Ca las velas derribadas nunca podran lidiar|los que estan en las naues</text:p>
          </table:table-cell>
          <table:table-cell office:value-type="string">
            <text:p>and þe maste ben ifalle|me wikdrawen fro þe enemyes so þat þei mowe not figte|For by suche kyttynge of saylles</text:p>
          </table:table-cell>
          <table:table-cell table:style-name="ce4" office:value-type="string">
            <text:p>assi cortas las velas del maste|e derribadas non han poder los marineros de se defender de los enemigos|Ca derribadas</text:p>
          </table:table-cell>
          <table:table-cell table:number-columns-repeated="102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er talem incisionem velorum redditur nauis pigrior</text:p>
          </table:table-cell>
          <table:table-cell office:value-type="string">
            <text:p>per tal trencament de les veles és retuda la nau pus porosa</text:p>
          </table:table-cell>
          <table:table-cell/>
          <table:table-cell office:value-type="string">
            <text:p>Lo seteno deuen auer harpones con</text:p>
          </table:table-cell>
          <table:table-cell office:value-type="string">
            <text:p>and of ropes þe schip is þe more slow</text:p>
          </table:table-cell>
          <table:table-cell table:style-name="ce4" office:value-type="string">
            <text:p>assi las velas la naue es|mas perezosa</text:p>
          </table:table-cell>
          <table:table-cell table:number-columns-repeated="102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t quodammodo inutilior ad pugnandum</text:p>
          </table:table-cell>
          <table:table-cell office:value-type="string">
            <text:p>e en alguna manera no val res a bataylar</text:p>
          </table:table-cell>
          <table:table-cell office:value-type="string">
            <text:p>si convenable a batteillier</text:p>
          </table:table-cell>
          <table:table-cell office:value-type="string">
            <text:p>que fieran en las naues</text:p>
          </table:table-cell>
          <table:table-cell office:value-type="string">
            <text:p>and þe lasse mygty to figte</text:p>
          </table:table-cell>
          <table:table-cell table:style-name="ce4" office:value-type="string">
            <text:p>e non puede yr|por la mar nin ha poder de lidiar</text:p>
          </table:table-cell>
          <table:table-cell table:number-columns-repeated="1024"/>
        </table:table-row>
        <table:table-row table:style-name="ro1">
          <table:table-cell office:value-type="string">
            <text:p>118|119|120|121|122</text:p>
          </table:table-cell>
          <table:table-cell office:value-type="string">
            <text:p>Septimo consueuerunt|e iam nautae habere uncos ferreos fortes|ut cum vident se esse plures hostibus|cum illis uncis capiunt eorum naues|ut non permittant eos discedere</text:p>
          </table:table-cell>
          <table:table-cell office:value-type="string">
            <text:p>Encara les nauxes han acustumat de haver corbeylons de ferre forts perquè|com ells vehen|que són més que|·ls enamichs|ab aquells corbeylons o ab aquells ganxos partien les naus d' els|e no|·ls lexen anar</text:p>
          </table:table-cell>
          <table:table-cell office:value-type="string">
            <text:p>La VIIe chose|si est que les mariniers seulent avoir aucunes fers courbés|desquelz ilz acrochoient les nefz de leurs ennemis|qu' ilz ne peussent fuir</text:p>
          </table:table-cell>
          <table:table-cell office:value-type="string">
            <text:p>assy que quando vieren|que quieren fuyr|que los prendan|e no los dexen fuyr</text:p>
          </table:table-cell>
          <table:table-cell office:value-type="string">
            <text:p>þe seuenþe|schip men vsen to haue strong yren croþes þat þei mowe|whanne þey ben among enemyes|wik þilþe croþes taþe here schippes þat þei mowe not passe awey þeig þei wolde</text:p>
          </table:table-cell>
          <table:table-cell table:style-name="ce4" office:value-type="string">
            <text:p>· lo|·vij°|· suelen avn los marineros auer coruos de fierro muy fuertes|e quando veen|que son|mas que los enemigos con aquellos coruos prenden las naues dellos et non los dexan foyr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· Lo</text:p>
          </table:table-cell>
          <table:table-cell table:number-columns-repeated="1024"/>
        </table:table-row>
        <table:table-row table:style-name="ro1">
          <table:table-cell office:value-type="string">
            <text:p>123|124|125|126|127</text:p>
          </table:table-cell>
          <table:table-cell office:value-type="string">
            <text:p>Octauo in nauali bello est haec cautela attendenda|ut de calce alba puluerizata habeant multa vasa plena|quae ex alto sunt proiicienda in naues hostium|quibus ex impetu proiectis|et fractis eleuatur puluis</text:p>
          </table:table-cell>
          <table:table-cell office:value-type="string">
            <text:p>Encara més en la batayla naval deu ésser ajustada aquesta cautela|e hagen moltes olles plenes de calç blancha pulverizada|les qual deuen ésser gitades dalt en les naus dels enamichs|les quals gitades|e trencades|és levada la pols</text:p>
          </table:table-cell>
          <table:table-cell office:value-type="string">
            <text:p>La VIIIe chose|si est que on doit avoir plenté de vaisseualz de terre plains de cauch|et de pouldre|lesquelz se brisent</text:p>
          </table:table-cell>
          <table:table-cell office:value-type="string">
            <text:p>Lo octauo deuen auer muchos orços llenos de cal|que puedan echar en las naues de los enemigos|assi que los puedan cegar con el poluo</text:p>
          </table:table-cell>
          <table:table-cell office:value-type="string">
            <text:p>þe eigte|in bataille of schippes þis cautel scholde be knowe|þat þei scholde haue manye vessels ful of whigt lyme oþer of chalk þat schold be þrowe fro hiyg place in to schippes of enemyes|And whanne þei ben stronglich iþrowe|and ibroþe|pouder ariseþ</text:p>
          </table:table-cell>
          <table:table-cell table:style-name="ce4" office:value-type="string">
            <text:p>·viij̇°|· es de tomar esta cautela en la batalla dela naue|que conuiene|que se fincan muchas cantaras de cal poluorizada|Et quando fuere la batalla|que lançen esta cal en la naue de los enemigos|e sean lançados de alto|por que quando cayeren quiebre|e salga la cal|e el poluo</text:p>
          </table:table-cell>
          <table:table-cell table:number-columns-repeated="1024"/>
        </table:table-row>
        <table:table-row table:style-name="ro1">
          <table:table-cell office:value-type="string">
            <text:p>128|129|130|131</text:p>
          </table:table-cell>
          <table:table-cell office:value-type="string">
            <text:p>(ut supra diximus in bello terrestri|) et subintrat hostium oculos|et adeo offendit eos|ut quasi caeci videre non possint</text:p>
          </table:table-cell>
          <table:table-cell office:value-type="string">
            <text:p>axí com damunt havem dit en la batayla de la terra|e sots entra als ulls dels enamichs|e axí agreugya ells|que quax axí com a cechs ell no poden veure</text:p>
          </table:table-cell>
          <table:table-cell office:value-type="string">
            <text:p>quant on les gecte sur les ennemis|si entre la cauch en leurs yeulz pour quoy ilz sont ainsi comme aveugles</text:p>
          </table:table-cell>
          <table:table-cell office:value-type="string">
            <text:p>por que se no puedan defender</text:p>
          </table:table-cell>
          <table:table-cell office:value-type="string">
            <text:p>as we seide tofore in bataille in londe|and comeþ in to þe eygen of enemyes|and greueþ hem so þat þei ben as it were iblynded|and mowe not see</text:p>
          </table:table-cell>
          <table:table-cell table:style-name="ce4" office:value-type="string">
            <text:p>assi commo dixiemos dessuso en la batalla de la tierra|· Esto tal ciega los oios de los enemigos|assi que non podran ver|e assi commo çiegos no se podran defender</text:p>
          </table:table-cell>
          <table:table-cell table:number-columns-repeated="102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quod in bello nauali est valde periculosum</text:p>
          </table:table-cell>
          <table:table-cell office:value-type="string">
            <text:p>la qual cosa és fort perillosa en batayla naval</text:p>
          </table:table-cell>
          <table:table-cell office:value-type="string">
            <text:p>quy est moult perilleuse chose;</text:p>
          </table:table-cell>
          <table:table-cell office:value-type="string">
            <text:p>La qual cosa es muy peligrosa</text:p>
          </table:table-cell>
          <table:table-cell office:value-type="string">
            <text:p>And þat is ful perelous in bataille of schippes</text:p>
          </table:table-cell>
          <table:table-cell table:style-name="ce4" office:value-type="string">
            <text:p>· la qual cosa es muy periglosa en la batalla de las naues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assi commo en la de la tierra</text:p>
          </table:table-cell>
          <table:table-cell table:number-columns-repeated="1024"/>
        </table:table-row>
        <table:table-row table:style-name="ro1">
          <table:table-cell office:value-type="string">
            <text:p>133|134|135|136|137|138|139|140|141|142|143|144</text:p>
          </table:table-cell>
          <table:table-cell office:value-type="string">
            <text:p>quia ex omni parte bellantes in tali bello vident sibi imminere mortem|quare|si oculi bellantium in tali pugna ex puluere calcis sic offenduntur|ut videre non possint|de facili vel perimuntur ab hostibus|vel submerguntur in aquis|Nona cautela est habere multa vasa plena ex molli sapone|quae cum impetu proiicienda sunt ad naues hostium|et hoc super loca illa|in quibus contingit hostes existere ad defendendum naues|Nam vasis illis confractis in huiusmodi locis|loca illa</text:p>
          </table:table-cell>
          <table:table-cell office:value-type="string">
            <text:p>per tal com de tots parts los batayladors|en tal batayla|la vehen|que és a ells appereylada la mort|perquè si|·ls ulls d' aquells qui batayllen en tal batayla axí són agreugyats|per la pols de la caç|que ells no poguen veure leugerament|o són mort|per los enamichs o són negats en les aygües|La ix cautela és haver moltes olles plenes de sabó moll|les quals sobrosament deuen ésser gitades a les naus dels enamichs|e açò sobre aquells lochs en los quals los enamichs estan a deffendre les naus|quar|trencades aquelles olles en tals lochs|aquells lochs</text:p>
          </table:table-cell>
          <table:table-cell office:value-type="string">
            <text:p>car|ceulz qui sont aveuglez on les a tantost occis|La IXe chose|si est car on doit avoir pluseurs vaisseaulz de terre plains de mol sablon|lesquelz on doit gecter a ses ennemis droit aux lieux ou ilz sont|car ce sablon frecz est|si glachant</text:p>
          </table:table-cell>
          <table:table-cell office:value-type="string">
            <text:p>tanbien en la batalla de la tierra|como de la mar|Lo noueno deuen auer muchos orços llenos de xabon|que echen en las naues de los enemigos|assy que los no dexen andar|por las naues|Ca el xabon faze mucho escorrer|e deleznar los pies</text:p>
          </table:table-cell>
          <table:table-cell office:value-type="string">
            <text:p>for in suche a bataille figtyng men ben in peril of deeþ in eche side|Wherfore gif eyen of figtynge men in suche a bataille ben so igreued wik poudre of lyme oþer of chalþe so þat þei mowe not isee|þei mowe ligtliche be spilde of here enemyes oþer adreynt in þe see|þe nynþe cautel is to haue manye vessels ful of nesche soope þat scholde be strongliche iþrowe in to þe schippes of enemyes|and þat on þe place in þe whiche þe enemyes stonden inne to defende þe schippes|For whanne þilþe vessels ben ibroþe</text:p>
          </table:table-cell>
          <table:table-cell table:style-name="ce4" office:value-type="string">
            <text:p>·Ca acometiendo los de cada parte|los que estan en las naues non veen donde les viene la muerte|Por la qual cosa|si los oios de|los que lidian en la naue|assi se ciegan del poluo de la cal|que non pueden ver de ligo|o morran a manos de sus enemigos|o seran anegados en la mar|· La|·ix|· cautela es auer muchos cantaros llenos dexabon muelle|que lançen de rezio en las naues de los enemigos|· Et esto sobre aquellos logares|en que an de estar los enemigos|para defender las naues|Ca quebrantados aquellos cantaros en las naues en aquellos logares fazen se escorredizos</text:p>
          </table:table-cell>
          <table:table-cell table:number-columns-repeated="1024"/>
        </table:table-row>
        <table:table-row table:style-name="ro1">
          <table:table-cell office:value-type="string">
            <text:p>145|146</text:p>
          </table:table-cell>
          <table:table-cell office:value-type="string">
            <text:p>per saponem liquidam reddunturadeo lubrica|quod hostes ibi ponentes pedes statim labuntur in aquis</text:p>
          </table:table-cell>
          <table:table-cell office:value-type="string">
            <text:p>per rahó del sabó moll|són fets axí lisos|que ells enamichs|posats aquí los peus</text:p>
          </table:table-cell>
          <table:table-cell office:value-type="string">
            <text:p>que tantost come ilz passent dessuz au bord du vaissel|ilz chieuent e l' eaue</text:p>
          </table:table-cell>
          <table:table-cell office:value-type="string">
            <text:p>que se no puedan los omes tener</text:p>
          </table:table-cell>
          <table:table-cell office:value-type="string">
            <text:p>þilþe places ben imaad so slidere by nesche sope þat whanne enemyes setten here feet þerinne anon þey fallen in to þe see</text:p>
          </table:table-cell>
          <table:table-cell table:style-name="ce4" office:value-type="string">
            <text:p>por el xabon en tal manera|que los enemigos non pueden y tener los pies|e caen en la mar Mas la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·x°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ant tost es leneguen</text:p>
          </table:table-cell>
          <table:table-cell table:number-columns-repeated="1024"/>
        </table:table-row>
        <table:table-row table:style-name="ro1">
          <table:table-cell office:value-type="string">
            <text:p>147|148|149</text:p>
          </table:table-cell>
          <table:table-cell office:value-type="string">
            <text:p>Est etiam et decima cautela quasi pernitiosior omnibus aliis|Nam reperiuntur aliqui marinarii|qui diu sub aquis durare possunt</text:p>
          </table:table-cell>
          <table:table-cell office:value-type="string">
            <text:p>o allissen o cahen en les aygües|La x cautela encara és pus mala o pus mortal de totes|quar alguns mariners són atrobats qui longament poden estar o durar sots les aygües</text:p>
          </table:table-cell>
          <table:table-cell office:value-type="string">
            <text:p>Et la Xe chose|si est car on treuve bien aucuns mariniers|qui durent longuement en l' eaue</text:p>
          </table:table-cell>
          <table:table-cell office:value-type="string">
            <text:p>Lo dezeno deuen auer consigo marineros|que puedan entrar so la mar</text:p>
          </table:table-cell>
          <table:table-cell office:value-type="string">
            <text:p>þe tenþe is as it were worst of alle|For som schip men mowe dure longe vnder water</text:p>
          </table:table-cell>
          <table:table-cell table:style-name="ce4" office:value-type="string">
            <text:p>· cautela es peor|que todas las otras|Ca ay algunos marineros en la mar|que puede mucho estar so el agua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es nauxes</text:p>
          </table:table-cell>
          <table:table-cell table:number-columns-repeated="102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autae igitur debent se serio ordinare contra nauem hostium</text:p>
          </table:table-cell>
          <table:table-cell office:value-type="string">
            <text:p>donques|se deuen ordonar o posar subtilment contra la nau dels enamichs e</text:p>
          </table:table-cell>
          <table:table-cell office:value-type="string">
            <text:p>et alors on doit ordonner sa nef encontre la nef de ses ennemis;</text:p>
          </table:table-cell>
          <table:table-cell/>
          <table:table-cell office:value-type="string">
            <text:p>þanne schip men scholde ordeyne som what agenst þe schip of enemyes</text:p>
          </table:table-cell>
          <table:table-cell table:style-name="ce4" office:value-type="string">
            <text:p>e los marineros deuen se|assi ordenar sabiamente contra las naues de los enemigos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que detras de la naue</text:p>
          </table:table-cell>
          <table:table-cell table:number-columns-repeated="1024"/>
        </table:table-row>
        <table:table-row table:style-name="ro1">
          <table:table-cell office:value-type="string">
            <text:p>151|152|153|154|155|156|157|158|159|160|161|162|163</text:p>
          </table:table-cell>
          <table:table-cell office:value-type="string">
            <text:p>et clam post tergum debent aliquem emittere diu valentem durare sub aquis|qui accepto penetrali sub aquis debet accedere ad hostilem nauem|et eam in profundo perforare|faciendo ibi plura foramina|quae foramina ab hostibus reperiri non poterunt|cum|per ipsa coeperit abundare aqua|qua abundante|et hostes|et nauem periclitabit|Sunt autem in bello nauali alia obseruanda|ut sit ibi copia lapidum|et etiam ferrorum acutorum</text:p>
          </table:table-cell>
          <table:table-cell office:value-type="string">
            <text:p>amagadament darrer ells|deuen calar algun hom qui longament pusca durar o estar sots les aygües|qui|pres algun foradador o tribanella dejús les aygües|deu se ajustar a la nau dels enamichs|e foradar ella en lo fon faent aquí molts forats|los quals forats no poran ésser reparats|per los enamichs com l' aygua haurà començat habundar o entrar|per ells|la qual aygua habundant perirà a ensems la nau e|·lls enamichs|Altres coses deuen ésser observades en la batayla naval|axí com qui sia aquí còpia de pedres|encara de ferres aguts</text:p>
          </table:table-cell>
          <table:table-cell office:value-type="string">
            <text:p>et par derriere on doit mettre un homme en l' eaue|qui y puist durer longue espace|et ait aucun instrument|dont il puist la nef perchier|et faire plusieurs treus par ou l' eaue y puist entrer</text:p>
          </table:table-cell>
          <table:table-cell office:value-type="string">
            <text:p>e estar y grand tiempo|e deuenlos echar en pos las naues|por que los no vean echar los enemigos|E estos tales deuen leuar consigo taladores|e foradar las naues de los enemigos de muchos forados|E assi combatiendo|quando no cuydaren meterlos han so el agua|E avn deuen auer consigo muchas barras de fierro|e muchas piedras</text:p>
          </table:table-cell>
          <table:table-cell office:value-type="string">
            <text:p>and sende oon byhynde pryueiliche þat may longe abyde vnder water|and maþe hooles wik a gymelot oþer with an augeer in þe schip of enemyes in þe neþer side|and maþe manye hooles þerinne þat þe enemyes may not fynde|And whanne moche water comeþ in at þilþe hooles|þe enemyes ben ilost|and þe schip also|Also it is to wetyng þat in a bataille of schippes scholde be manye stoones</text:p>
          </table:table-cell>
          <table:table-cell table:style-name="ce4" office:value-type="string">
            <text:p>e encubiertamente echen alguno|o algunos en la mar|que puedan y mucho estar|e lieuen taladros|para foradar|e llegunen se a la naue de los enemigos so el agua|e foraden la pordiuso|· Et faziendo muchos forados los quales non podran los enemigos çercar|quando entrare mucha agua dentro en la naue sabullira a los enemigos|e a la naue todo en vno sola mar|· Mas ay otras cosas|que son de guardar en la batalla de las naues|assy que ayan y muy grand conplimiento de piedras|e e avn varras de fierro agudas</text:p>
          </table:table-cell>
          <table:table-cell table:number-columns-repeated="1024"/>
        </table:table-row>
        <table:table-row table:style-name="ro1">
          <table:table-cell office:value-type="string">
            <text:p>164|165</text:p>
          </table:table-cell>
          <table:table-cell office:value-type="string">
            <text:p>quae quasi lapides iaciuntur|cum quibus hostes nimium offenduntur</text:p>
          </table:table-cell>
          <table:table-cell office:value-type="string">
            <text:p>los quals axí com a pedres són gitats|ab los quals són molt agreugyats los enamichs</text:p>
          </table:table-cell>
          <table:table-cell office:value-type="string">
            <text:p>si soient les ennemis par ce grevez</text:p>
          </table:table-cell>
          <table:table-cell office:value-type="string">
            <text:p>para combatir los enemigos</text:p>
          </table:table-cell>
          <table:table-cell office:value-type="string">
            <text:p>and manye scharpe ires þat may be þrowe riʒt as stones wik þe whiche enemyes ben soone igreued</text:p>
          </table:table-cell>
          <table:table-cell table:style-name="ce4" office:value-type="string">
            <text:p>que lançen|assi commo piedras de las quales resçiben grand daño los enemigos</text:p>
          </table:table-cell>
          <table:table-cell table:number-columns-repeated="1024"/>
        </table:table-row>
        <table:table-row table:style-name="ro1">
          <table:table-cell office:value-type="string">
            <text:p>166|167|168|169</text:p>
          </table:table-cell>
          <table:table-cell office:value-type="string">
            <text:p>Sed caetera talia quia nimis particularia sunt|sub narratione non cadunt|Sufficiant ergo cautelae|quas tradidimus erga nauale bellum</text:p>
          </table:table-cell>
          <table:table-cell office:value-type="string">
            <text:p>Mas|per tal com totes coses aytals són molt particulars|no cahen sots narració|basten|donques|les cauteles les quals nós havem donades envers la batayla naval</text:p>
          </table:table-cell>
          <table:table-cell/>
          <table:table-cell office:value-type="string">
            <text:p>E guardando bien todas las cautelas sobredichas|podran vencer los enemigos</text:p>
          </table:table-cell>
          <table:table-cell office:value-type="string">
            <text:p>But þer ben so manye suche particuler doynges þat þei mowe not alle be ireþened|Panne ben þer cautels inowe þat we hauen itauʒt touchinge batailles of schippes</text:p>
          </table:table-cell>
          <table:table-cell table:style-name="ce4" office:value-type="string">
            <text:p>· Mas estas otras tales cosas|por que son muy particulares non las podemos contar|por menudo|ca cunple aquellas cautelas|que auemos dadas cerca las batallas de las naues</text:p>
          </table:table-cell>
          <table:table-cell table:number-columns-repeated="1024"/>
        </table:table-row>
        <table:table-row table:style-name="ro1">
          <table:table-cell office:value-type="string">
            <text:p>170|171|172|173|174</text:p>
          </table:table-cell>
          <table:table-cell office:value-type="string">
            <text:p>Ostenso qualiter incidenda sunt ligna ex quibus construenda est nauis|et quomodo bellandum est in nauali bello|Reliquum est|ut declaremus|ad quid bella omnia ordinantur</text:p>
          </table:table-cell>
          <table:table-cell office:value-type="string">
            <text:p>Demostrat en qual manera los fusts dels quals deu ésser feta la nau degen ésser taylats|e en qual manera deu hom bataylar en batayla naval|roman|que nós declarem a què són ordonades totes les batayles</text:p>
          </table:table-cell>
          <table:table-cell office:value-type="string">
            <text:p>Et en toutes ces X manieres peult on ses adversaires grandement grever comme scevent ceulz quy de battaille sont uzitez|Maintenant dirons a quoy|et pour quoy les battailles sont ordonnees:</text:p>
          </table:table-cell>
          <table:table-cell office:value-type="string">
            <text:p>La tercera cosa|que nos conuiene de saber es|a que son ordenadas todas las batallas|tanbien las de la tierra|como las de la mar|E aqui conuiene de notar</text:p>
          </table:table-cell>
          <table:table-cell office:value-type="string">
            <text:p>For it is declared how treen|and tymber scholde be feld of þe whiche schippes scholde be maad|and how me scholde fiʒte in batailles of schippes|it is to doynge þat we declare wherto aile batailles ben iordeyned</text:p>
          </table:table-cell>
          <table:table-cell table:style-name="ce4" office:value-type="string">
            <text:p>· Mostrado en qual manera es de taiar la madera|para fazer las naues|e en qual manera auemos de lidiar en la mar|·finca nos de mostra concluyendo|e ençerrado razones aque son ordenadas todas las batallas tan bien las de la mar commo las de la tierra|· Et</text:p>
          </table:table-cell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anne it is to wetyng</text:p>
          </table:table-cell>
          <table:table-cell table:number-columns-repeated="102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ciendum ergo quod secundum philosophum non bellamus</text:p>
          </table:table-cell>
          <table:table-cell office:value-type="string">
            <text:p>Deu donques hom saber que|segons lo philòsoph</text:p>
          </table:table-cell>
          <table:table-cell office:value-type="string">
            <text:p>si est a sçavoir que a ce propos le philozophe dist</text:p>
          </table:table-cell>
          <table:table-cell office:value-type="string">
            <text:p>lo que dize el philoso pho|que nos no lidiamos</text:p>
          </table:table-cell>
          <table:table-cell office:value-type="string">
            <text:p>as þe philosofer meneþ|þat we werryeth not</text:p>
          </table:table-cell>
          <table:table-cell table:style-name="ce4" office:value-type="string">
            <text:p>para esto saber conuiene de notar|que segunt el philosofo non lidiamos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ós no bataylam</text:p>
          </table:table-cell>
          <table:table-cell table:number-columns-repeated="1024"/>
        </table:table-row>
        <table:table-row table:style-name="ro1">
          <table:table-cell office:value-type="string">
            <text:p>176|177|178</text:p>
          </table:table-cell>
          <table:table-cell office:value-type="string">
            <text:p>ut bellemus|sed|ut pacem habeamus</text:p>
          </table:table-cell>
          <table:table-cell office:value-type="string">
            <text:p>per ço|que guerregem|mas per ço|que nós hagyam pau</text:p>
          </table:table-cell>
          <table:table-cell office:value-type="string">
            <text:p>que on ne se doit combatre fors pour paix avoir|mais il peult bien advenir</text:p>
          </table:table-cell>
          <table:table-cell office:value-type="string">
            <text:p>por querer lidiar|mas por auer paz</text:p>
          </table:table-cell>
          <table:table-cell office:value-type="string">
            <text:p>for to haue werre but|for to haue pees</text:p>
          </table:table-cell>
          <table:table-cell table:style-name="ce4" office:value-type="string">
            <text:p>por que lidiemos|mas por|que ayamos paz|· Et</text:p>
          </table:table-cell>
          <table:table-cell table:number-columns-repeated="102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otest ergo bellum ex nequitia hominum</text:p>
          </table:table-cell>
          <table:table-cell office:value-type="string">
            <text:p>donques bataylar|per la malvestat dels hòmens</text:p>
          </table:table-cell>
          <table:table-cell office:value-type="string">
            <text:p>que les battailles aucuneffois|par la maulveistié de la gent</text:p>
          </table:table-cell>
          <table:table-cell office:value-type="string">
            <text:p>E en dos maneras se puede fazer toda lid</text:p>
          </table:table-cell>
          <table:table-cell office:value-type="string">
            <text:p>And bataille|and werre may be ordeyned of malice of men</text:p>
          </table:table-cell>
          <table:table-cell table:style-name="ce4" office:value-type="string">
            <text:p>pues que assi es la batalla|e la maldat de los omnes</text:p>
          </table:table-cell>
          <table:table-cell table:number-columns-repeated="1024"/>
        </table:table-row>
        <table:table-row table:style-name="ro1">
          <table:table-cell office:value-type="string">
            <text:p>180|181</text:p>
          </table:table-cell>
          <table:table-cell office:value-type="string">
            <text:p>et ex cupiditate eorum ordinari ad lucrum|vel ad aliquam aliam satifactionem irae</text:p>
          </table:table-cell>
          <table:table-cell office:value-type="string">
            <text:p>e per la cupiditat d' aquells pot ésser ordonada a plaer o a alguna altra satisfació de ira o de cobegyança</text:p>
          </table:table-cell>
          <table:table-cell office:value-type="string">
            <text:p>sont ordonnees pour aucunes muvaises convoitises ou adfin de appaisier le enorme courouz de la gent</text:p>
          </table:table-cell>
          <table:table-cell office:value-type="string">
            <text:p>o se faze|por cobdicia de ganar algo|o de vengarse de los enemigos</text:p>
          </table:table-cell>
          <table:table-cell office:value-type="string">
            <text:p>and by coueityse|for to haue wynnynge|oþer wreche|for wrathe</text:p>
          </table:table-cell>
          <table:table-cell table:style-name="ce4" office:value-type="string">
            <text:p>o nasçen de cobdiçia|e la ordena algunan ganançia|o la ordena a alguna otra vengança de saña</text:p>
          </table:table-cell>
          <table:table-cell table:number-columns-repeated="102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vel concupiscentiae</text:p>
          </table:table-cell>
          <table:table-cell office:value-type="string">
            <text:p>emperò</text:p>
          </table:table-cell>
          <table:table-cell/>
          <table:table-cell office:value-type="string">
            <text:p>Mas</text:p>
          </table:table-cell>
          <table:table-cell office:value-type="string">
            <text:p>oþer som likynge</text:p>
          </table:table-cell>
          <table:table-cell table:style-name="ce4" office:value-type="string">
            <text:p>o de cobdiçia mundanal</text:p>
          </table:table-cell>
          <table:table-cell table:number-columns-repeated="1024"/>
        </table:table-row>
        <table:table-row table:style-name="ro1">
          <table:table-cell office:value-type="string">
            <text:p>183|184</text:p>
          </table:table-cell>
          <table:table-cell office:value-type="string">
            <text:p>Bella tamen|si iuste gerantur</text:p>
          </table:table-cell>
          <table:table-cell office:value-type="string">
            <text:p>si les batayles són fetes justament</text:p>
          </table:table-cell>
          <table:table-cell office:value-type="string">
            <text:p>Mais se les battailles sont droiturieres</text:p>
          </table:table-cell>
          <table:table-cell office:value-type="string">
            <text:p>si la batalla es buena</text:p>
          </table:table-cell>
          <table:table-cell office:value-type="string">
            <text:p>But netful batailles ben iordeyned</text:p>
          </table:table-cell>
          <table:table-cell table:style-name="ce4" office:value-type="string">
            <text:p>· Et enpero las batallas sy derechamente las fezieren</text:p>
          </table:table-cell>
          <table:table-cell table:number-columns-repeated="1024"/>
        </table:table-row>
        <table:table-row table:style-name="ro1">
          <table:table-cell office:value-type="string">
            <text:p>185|186</text:p>
          </table:table-cell>
          <table:table-cell office:value-type="string">
            <text:p>et debite fiant|ordinanda sunt ad pacem</text:p>
          </table:table-cell>
          <table:table-cell office:value-type="string">
            <text:p>e degudament elles deuen ésser ordonades a pau</text:p>
          </table:table-cell>
          <table:table-cell office:value-type="string">
            <text:p>elles doivent estre ordonnees a avoir paix</text:p>
          </table:table-cell>
          <table:table-cell office:value-type="string">
            <text:p>e derecha|nunca se faze sino|por auer paz</text:p>
          </table:table-cell>
          <table:table-cell office:value-type="string">
            <text:p>for pees</text:p>
          </table:table-cell>
          <table:table-cell table:style-name="ce4" office:value-type="string">
            <text:p>e las tomaren conueniblemente son de ordenar</text:p>
          </table:table-cell>
          <table:table-cell table:number-columns-repeated="1024"/>
        </table:table-row>
        <table:table-row table:style-name="ro1">
          <table:table-cell office:value-type="string">
            <text:p>187|188</text:p>
          </table:table-cell>
          <table:table-cell office:value-type="string">
            <text:p>et ad quietem hominum|et ad commune bonum</text:p>
          </table:table-cell>
          <table:table-cell office:value-type="string">
            <text:p>e a concòrdia dels hòmens|e a bé comú</text:p>
          </table:table-cell>
          <table:table-cell office:value-type="string">
            <text:p>et concorde entre la gent du peuple;</text:p>
          </table:table-cell>
          <table:table-cell office:value-type="string">
            <text:p>e asosiego|e por bien comun</text:p>
          </table:table-cell>
          <table:table-cell office:value-type="string">
            <text:p>and quyete of men|and|for þe comune profit</text:p>
          </table:table-cell>
          <table:table-cell table:style-name="ce4" office:value-type="string">
            <text:p>·a paz|e assossiego de los omnes|e al bien comun|·ca</text:p>
          </table:table-cell>
          <table:table-cell table:number-columns-repeated="1024"/>
        </table:table-row>
        <table:table-row table:style-name="ro1">
          <table:table-cell office:value-type="string">
            <text:p>189|190</text:p>
          </table:table-cell>
          <table:table-cell office:value-type="string">
            <text:p>Nam sic se debent habere bella in societate hominum|sicut se habent potiones</text:p>
          </table:table-cell>
          <table:table-cell office:value-type="string">
            <text:p>quar axí deuen ésser les batayles en la companya dels hòmens com los beuratges</text:p>
          </table:table-cell>
          <table:table-cell office:value-type="string">
            <text:p>car tout ainsi comme sainnie</text:p>
          </table:table-cell>
          <table:table-cell office:value-type="string">
            <text:p>Ca tales son las batallas entre los onbres|como las purgas</text:p>
          </table:table-cell>
          <table:table-cell office:value-type="string">
            <text:p>for batailles scholde be among men as drenches</text:p>
          </table:table-cell>
          <table:table-cell table:style-name="ce4" office:value-type="string">
            <text:p>assi se deuen auer las batallas en la muchedunbre de los omnes commo se han los xaropes</text:p>
          </table:table-cell>
          <table:table-cell table:number-columns-repeated="1024"/>
        </table:table-row>
        <table:table-row table:style-name="ro1">
          <table:table-cell office:value-type="string">
            <text:p>191|192|193|194</text:p>
          </table:table-cell>
          <table:table-cell office:value-type="string">
            <text:p>et phlebotomiae in corpore humano|Nam sicut in humano corpore sunt plures humores|sic in conuersatione|et societate hominum est dare plures personas</text:p>
          </table:table-cell>
          <table:table-cell office:value-type="string">
            <text:p>e les phlebothomies o les sangües en lo cos humanal|quar|axí com en los cos humanal són moltes humors|axí en la conversació o en la companya dels hòmens cové donar moltes persones</text:p>
          </table:table-cell>
          <table:table-cell office:value-type="string">
            <text:p>et les autres medecines sont ordonnees a faire la santé du corpz de l' homme|pareillement les batailles doivent estre ordonnees a faire paix|et concorde entre les gens</text:p>
          </table:table-cell>
          <table:table-cell office:value-type="string">
            <text:p>e las sangrias entre los enfermos|Ca assi</text:p>
          </table:table-cell>
          <table:table-cell office:value-type="string">
            <text:p>and blood letynge in þe bodye of mankynde|For in þe bodye of man ben manye humours|so among men ben manye persones</text:p>
          </table:table-cell>
          <table:table-cell table:style-name="ce4" office:value-type="string">
            <text:p>e las sangrias en el cuerpo del omen|·ca|assi commo en el cuerpo del omne son muchos humores|assi en la conuerssaçion|e en la conpañia de los omnes ay muchas perssonas</text:p>
          </table:table-cell>
          <table:table-cell table:number-columns-repeated="1024"/>
        </table:table-row>
        <table:table-row table:style-name="ro1">
          <table:table-cell office:value-type="string">
            <text:p>195|196|197</text:p>
          </table:table-cell>
          <table:table-cell office:value-type="string">
            <text:p>et plures homines|Et sicut quamdiu humores sunt aequati in corpore|et non est ibi humorum excessus</text:p>
          </table:table-cell>
          <table:table-cell office:value-type="string">
            <text:p>e molts hòmens|e axí com|aytant com les humors són egualades en lo cos|e no ha aquí sobre pugyament de humors nós no havem ops beuratge</text:p>
          </table:table-cell>
          <table:table-cell office:value-type="string">
            <text:p>Et tout ainsi comme nous veons|que l' homme n' a mestier de sainnie ou medechine prendre ne de boire sirop|quant les humeurs de son corps se concordent|et sont egalles|pareillement gens</text:p>
          </table:table-cell>
          <table:table-cell office:value-type="string">
            <text:p>como en el cuerpo del ombre son muchos humores|e quando non estan desygualados</text:p>
          </table:table-cell>
          <table:table-cell office:value-type="string">
            <text:p>and manye men|And as while þe humours ben accordynge in þe bodye vs nedeþ noþer drenche ne bledyng while þer is no passyng of humours</text:p>
          </table:table-cell>
          <table:table-cell table:style-name="ce4" office:value-type="string">
            <text:p>e muchos omens|e assi commo mientra los humores son ygualados en el cuerpo del omne|e non sobrepuia el vno sobre el otro</text:p>
          </table:table-cell>
          <table:table-cell table:number-columns-repeated="102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on indigemus potione nec phlebotomia</text:p>
          </table:table-cell>
          <table:table-cell office:value-type="string">
            <text:p>ne sanguia ne sagna|axí</text:p>
          </table:table-cell>
          <table:table-cell office:value-type="string">
            <text:p>qui sont bien d' acord|et conversent ensamble paisiblement</text:p>
          </table:table-cell>
          <table:table-cell office:value-type="string">
            <text:p>non es menester melezina ninguna nin sangria</text:p>
          </table:table-cell>
          <table:table-cell/>
          <table:table-cell table:style-name="ce4" office:value-type="string">
            <text:p>e non faze menester xarope nin sangria</text:p>
          </table:table-cell>
          <table:table-cell table:number-columns-repeated="102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ic quamdiu homines debite se habent</text:p>
          </table:table-cell>
          <table:table-cell office:value-type="string">
            <text:p>aytant com los hòmens han|si mateix degudament</text:p>
          </table:table-cell>
          <table:table-cell office:value-type="string">
            <text:p>et avenamment</text:p>
          </table:table-cell>
          <table:table-cell office:value-type="string">
            <text:p>Assy|quando los ombres se han bien los vnos con los otros</text:p>
          </table:table-cell>
          <table:table-cell office:value-type="string">
            <text:p>so while men beren hem wel</text:p>
          </table:table-cell>
          <table:table-cell table:style-name="ce4" office:value-type="string">
            <text:p>assi mientra los omnes estan ordenados commo deuen</text:p>
          </table:table-cell>
          <table:table-cell table:number-columns-repeated="1024"/>
        </table:table-row>
        <table:table-row table:style-name="ro1">
          <table:table-cell office:value-type="string">
            <text:p>200|201</text:p>
          </table:table-cell>
          <table:table-cell office:value-type="string">
            <text:p>et unus non iniuriatur alteri|non sunt committenda bella</text:p>
          </table:table-cell>
          <table:table-cell office:value-type="string">
            <text:p>e la un no fa injúria a l' altre|no deuen ésser fetes batayles|perquè</text:p>
          </table:table-cell>
          <table:table-cell office:value-type="string">
            <text:p>et que l' un ne fait nul tort a l' autre|n' ont mestier de battaille</text:p>
          </table:table-cell>
          <table:table-cell office:value-type="string">
            <text:p>e non se fazen tuerto los vnos a los otros|no se deuen fazer guerras</text:p>
          </table:table-cell>
          <table:table-cell office:value-type="string">
            <text:p>and non doþ oþer wrong scholde no werre be noþer bataille</text:p>
          </table:table-cell>
          <table:table-cell table:style-name="ce4" office:value-type="string">
            <text:p>e el vno non faze tuerto al otro non ay|porque auer batalla ninguna</text:p>
          </table:table-cell>
          <table:table-cell table:number-columns-repeated="1024"/>
        </table:table-row>
        <table:table-row table:style-name="ro1">
          <table:table-cell office:value-type="string">
            <text:p>202|203|204|205|206</text:p>
          </table:table-cell>
          <table:table-cell office:value-type="string">
            <text:p>Quare sicutper phlebotomiam|et potionem superfluitas humorum est eiicienda|per quam turbatur sanitas corporis|sic|per bella sunt hostes conculcandi</text:p>
          </table:table-cell>
          <table:table-cell office:value-type="string">
            <text:p>axí com|per sanguia|e per beuratge la sobrefluytat de les humors deu ésser foragitada|per a qual és torbada la sanitat del cos|axí|per batayles los enamichs deuen ésser aterrats</text:p>
          </table:table-cell>
          <table:table-cell office:value-type="string">
            <text:p>Mais tout ainsi comme par saignier|et prendre medecines ont plusieurs foiz les mauvaises humerus esté hors du corps gettees|lesqueles empeschent la santé de l' homme|pareillement par bataille on doit pugnir</text:p>
          </table:table-cell>
          <table:table-cell office:value-type="string">
            <text:p>Bien assy|quando los humores estan bien ygualados|no son menester las melezinas|nin las sangrias</text:p>
          </table:table-cell>
          <table:table-cell office:value-type="string">
            <text:p>Wherfore as by bledynge|and by drenches superfluyte of humours is iþrowe out þe whiche superfluyte letteþ heele of þe body|so by batailles enemyes scholde be bore adoon</text:p>
          </table:table-cell>
          <table:table-cell table:style-name="ce4" office:value-type="string">
            <text:p>·Por la qual cosa|assi commo|por la sangria|e por el xarope es cortada|e taiada la superfluydat de los humores|por la quase enbarga la salut del cuerpo|assi por las batallas son los enemigos de taiar</text:p>
          </table:table-cell>
          <table:table-cell table:number-columns-repeated="1024"/>
        </table:table-row>
        <table:table-row table:style-name="ro1">
          <table:table-cell office:value-type="string">
            <text:p>207|208|209</text:p>
          </table:table-cell>
          <table:table-cell office:value-type="string">
            <text:p>et occidendi|per quos impeditur commune bonum|et pax ciuium</text:p>
          </table:table-cell>
          <table:table-cell office:value-type="string">
            <text:p>e morts|per los quals és empatxat o robat lo bé comú|e la pau dels ciutadans</text:p>
          </table:table-cell>
          <table:table-cell office:value-type="string">
            <text:p>et occire les mauvaiz|adfin|que le bien commun|et la paix</text:p>
          </table:table-cell>
          <table:table-cell office:value-type="string">
            <text:p>E assy|quando por los humores se turba la sanidad del cuerpo</text:p>
          </table:table-cell>
          <table:table-cell office:value-type="string">
            <text:p>and isleyne þat leiten þe comune profit|and pees of citeseynes</text:p>
          </table:table-cell>
          <table:table-cell table:style-name="ce4" office:value-type="string">
            <text:p>e de cortar|por los quales se enbarga el bien comun|e la paz de los çibdadanos|e de todos</text:p>
          </table:table-cell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estonçes faze menester la sangria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t concorde de ceulz du paÿs soit augmentee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t exilliés ceulz quy l' empeschent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Il est a sçavoir</text:p>
          </table:table-cell>
          <table:table-cell table:number-columns-repeated="102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et eorum qui sunt in regno</text:p>
          </table:table-cell>
          <table:table-cell office:value-type="string">
            <text:p>e d' aquells qui són en lo regne</text:p>
          </table:table-cell>
          <table:table-cell office:value-type="string">
            <text:p>que tous les enseignemens en quelque chose|que soit</text:p>
          </table:table-cell>
          <table:table-cell office:value-type="string">
            <text:p>o la melezina|para abaxarlos</text:p>
          </table:table-cell>
          <table:table-cell office:value-type="string">
            <text:p>and of hem þat ben in þe regne</text:p>
          </table:table-cell>
          <table:table-cell table:style-name="ce4" office:value-type="string">
            <text:p>los que son en el regno|· Et</text:p>
          </table:table-cell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anne gif kynges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esquelz nous avons faiz en ce present traitié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e est pour introduire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upposat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onques</text:p>
          </table:table-cell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</text:p>
          </table:table-cell>
          <table:table-cell table:number-columns-repeated="102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upposito ergo Reges et Principes habere iustum bellum</text:p>
          </table:table-cell>
          <table:table-cell office:value-type="string">
            <text:p>·ls reys e|·ls prínceps hagen vista batyla o</text:p>
          </table:table-cell>
          <table:table-cell office:value-type="string">
            <text:p>et enseignier les rois|et princes a gouverner eulz</text:p>
          </table:table-cell>
          <table:table-cell office:value-type="string">
            <text:p>Assy</text:p>
          </table:table-cell>
          <table:table-cell office:value-type="string">
            <text:p>and princes hauen riʒtful werre|and bataille</text:p>
          </table:table-cell>
          <table:table-cell table:style-name="ce4" office:value-type="string">
            <text:p>pues que assi es puesto|que los Reyes</text:p>
          </table:table-cell>
          <table:table-cell table:number-columns-repeated="102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et hostes eorum iniuste perturbare pacem et commune bonum</text:p>
          </table:table-cell>
          <table:table-cell office:value-type="string">
            <text:p>·ls enamichs lurs injustament torben la pau e|·l bé comú</text:p>
          </table:table-cell>
          <table:table-cell office:value-type="string">
            <text:p>et leurs paÿs droiturierement en bonne paix</text:p>
          </table:table-cell>
          <table:table-cell office:value-type="string">
            <text:p>como quando los onbres turban la paz</text:p>
          </table:table-cell>
          <table:table-cell office:value-type="string">
            <text:p>and ʒif here enemyes disturblen wrongfulliche þe pees|and þe comyn profit</text:p>
          </table:table-cell>
          <table:table-cell table:style-name="ce4" office:value-type="string">
            <text:p>e los prinçipes ayan batalla derecha et los sus enemigos turben la paz|e el bien comun a tuerto</text:p>
          </table:table-cell>
          <table:table-cell table:number-columns-repeated="1024"/>
        </table:table-row>
        <table:table-row table:style-name="ro1">
          <table:table-cell office:value-type="string">
            <text:p>213|214|215|216|217|218|219|220</text:p>
          </table:table-cell>
          <table:table-cell office:value-type="string">
            <text:p>non est inconueniens docere eos omnia genera bellandi|et omnem modum|per quem possint suos hostes vincere|quod totum ordinare debent ad commune bonum|et pacem ciuium|Nam|si intendant commune bonum|et pacem ciuium</text:p>
          </table:table-cell>
          <table:table-cell office:value-type="string">
            <text:p>no és mal ensenyar a ells tos les maneres de bataylar|e tota manera|per la qual ells pusquen veure lurs enamichs|la qual cosa tota deuen ordonar al bé comú|e a la pau dels ciutadans|quar|si ells entenen o procuren lo bé comú|e la pau dels ciutadans</text:p>
          </table:table-cell>
          <table:table-cell office:value-type="string">
            <text:p>justice|et concorde;|car roiz|et princes droituriers doivent toutes choses faire selon raison a l' exauchement du bien commun|et pour le proufit|et salut du peuple avec la paix|et transquilité des paÿs a la loenge de Dieu|et de la glorieuse Vierge Marie|nostre advocate|Et se ainsi le font|ilz acquerront la paix pardurable|c' est la gloire du ciel</text:p>
          </table:table-cell>
          <table:table-cell office:value-type="string">
            <text:p>que es menester la guerra|o la batalla|para los abaxar|E assy|quando los reyes toman las guerras</text:p>
          </table:table-cell>
          <table:table-cell office:value-type="string">
            <text:p>it is not inconuenyent to teche hem al maner fiʒtynge of bataille|and al maner doynge by þe whiche þei mow ouercome here enemyes|And al suche doynge þei scholde ordeyne|for þe comyn profit|and|for pees of citeseyns|For gif þei desiren þe comyn profit|and pees of þe citeseyns</text:p>
          </table:table-cell>
          <table:table-cell table:style-name="ce4" office:value-type="string">
            <text:p>non es cosa sin guisa|que nos ensseñemos|e demos doctrina a todos los prinçipes|para saber todas las maneras de lidiar</text:p>
          </table:table-cell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n laquele a souverain repos</text:p>
          </table:table-cell>
          <table:table-cell table:number-columns-repeated="1024"/>
        </table:table-row>
        <table:table-row table:style-name="ro1">
          <table:table-cell office:value-type="string">
            <text:p>221|222|223|224|225</text:p>
          </table:table-cell>
          <table:table-cell office:value-type="string">
            <text:p>merebuntur pacem illam aeternam|in qua est suprema requies|quam Deus ipse suis promisit fidelibus|qui est benedictus in saecula saeculorum|Amen</text:p>
          </table:table-cell>
          <table:table-cell office:value-type="string">
            <text:p>ells merexeran o guanyaran aquella pau eternal en la qual és subiran repòs|lo qual ha promès als seus faels Nostre Senyor Déu|qui és beneyt en tots los segles|ço és|eternament|Amén</text:p>
          </table:table-cell>
          <table:table-cell office:value-type="string">
            <text:p>et delit incomparable|laquele paix Dieu|qui est benoit en ciel|et en terre|a promis a tous ses loiauz amis crestiens|Si luy devons bien humblement priier|que a ycelle nous doinst de sa grace participation|Amen</text:p>
          </table:table-cell>
          <table:table-cell office:value-type="string">
            <text:p>como deuen|es muy bien de les enseñar todas las maneras sobredichas de lidiar</text:p>
          </table:table-cell>
          <table:table-cell office:value-type="string">
            <text:p>þei schulle haue þat perpetual pees in þe whiche is cheef quiete|and reste þe whiche pees God graunteþ|and byhotek to his owne trewe seruantes þat is iblessed|for eueremore|Amen</text:p>
          </table:table-cell>
          <table:table-cell table:style-name="ce4" office:value-type="string">
            <text:p>e toda manera|por que puedan vençer sus enemigos</text:p>
          </table:table-cell>
          <table:table-cell table:number-columns-repeated="102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INIS</text:p>
          </table:table-cell>
          <table:table-cell table:number-columns-repeated="2"/>
          <table:table-cell office:value-type="string">
            <text:p>por que puedan tener todos sus cibdadanos en paz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